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#FFFF99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7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59">
      <style:table-cell-properties style:vertical-align="middle" fo:wrap-option="wrap" fo:background-color="transparent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3" style:family="table-cell" style:parent-style-name="Default" style:data-style-name="N59">
      <style:table-cell-properties fo:border="thin solid #000000" style:vertical-align="middle" fo:background-color="#FFFF99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FFFF99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="thin solid #000000" style:vertical-align="middle" fo:background-color="#E4DFEC" style:repeat-content="false"/>
      <style:paragraph-properties fo:text-align="start" fo:margin-left="0cm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8" style:family="table-cell" style:parent-style-name="Default" style:data-style-name="N59">
      <style:table-cell-properties fo:border="thin solid #000000" style:vertical-align="middle" fo:background-color="#E4DFEC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19" style:family="table-cell" style:parent-style-name="_21315__20998__20301__32_2_32_2" style:data-style-name="N30">
      <style:table-cell-properties fo:border="thin solid #000000" style:vertical-align="middle" fo:background-color="#E4DFEC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19968__33324___32317__34920_" style:data-style-name="N0">
      <style:table-cell-properties fo:border="thin solid #000000" style:vertical-align="middle" fo:background-color="#E4DFEC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21" style:family="table-cell" style:parent-style-name="_19968__33324___32317__34920_" style:data-style-name="N0">
      <style:table-cell-properties fo:border="thin solid #000000" style:vertical-align="middle" fo:background-color="#E4DFEC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22" style:family="table-cell" style:parent-style-name="_21315__20998__20301__32_2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5.00062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86291666666667cm" style:use-optimal-column-width="true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4.4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16.8pt" style:use-optimal-row-height="true" fo:break-before="auto"/>
    </style:style>
    <style:style style:name="ro8" style:family="table-row">
      <style:table-row-properties style:row-height="64.8pt" style:use-optimal-row-height="true" fo:break-before="auto"/>
    </style:style>
    <style:style style:name="ro9" style:family="table-row">
      <style:table-row-properties style:row-height="48.6pt" style:use-optimal-row-height="true" fo:break-before="auto"/>
    </style:style>
    <style:style style:name="ro10" style:family="table-row">
      <style:table-row-properties style:row-height="81pt" style:use-optimal-row-height="true" fo:break-before="auto"/>
    </style:style>
    <style:style style:name="ro11" style:family="table-row">
      <style:table-row-properties style:row-height="113.4pt" style:use-optimal-row-height="true" fo:break-before="auto"/>
    </style:style>
    <style:style style:name="ro12" style:family="table-row">
      <style:table-row-properties style:row-height="97.2pt" style:use-optimal-row-height="true" fo:break-before="auto"/>
    </style:style>
    <style:style style:name="ro13" style:family="table-row">
      <style:table-row-properties style:row-height="129.6pt" style:use-optimal-row-height="true" fo:break-before="auto"/>
    </style:style>
    <style:style style:name="ro14" style:family="table-row">
      <style:table-row-properties style:row-height="324pt" style:use-optimal-row-height="true" fo:break-before="auto"/>
    </style:style>
    <style:style style:name="ro15" style:family="table-row">
      <style:table-row-properties style:row-height="405pt" style:use-optimal-row-height="true" fo:break-before="auto"/>
    </style:style>
    <style:style style:name="ro16" style:family="table-row">
      <style:table-row-properties style:row-height="409.6pt" style:use-optimal-row-height="true" fo:break-before="auto"/>
    </style:style>
    <style:style style:name="ro17" style:family="table-row">
      <style:table-row-properties style:row-height="340.2pt" style:use-optimal-row-height="true" fo:break-before="auto"/>
    </style:style>
    <style:style style:name="ro18" style:family="table-row">
      <style:table-row-properties style:row-height="291.6pt" style:use-optimal-row-height="true" fo:break-before="auto"/>
    </style:style>
    <style:style style:name="ro19" style:family="table-row">
      <style:table-row-properties style:row-height="243pt" style:use-optimal-row-height="true" fo:break-before="auto"/>
    </style:style>
    <style:style style:name="ro20" style:family="table-row">
      <style:table-row-properties style:row-height="275.4pt" style:use-optimal-row-height="true" fo:break-before="auto"/>
    </style:style>
    <style:style style:name="ro21" style:family="table-row">
      <style:table-row-properties style:row-height="145.8pt" style:use-optimal-row-height="true" fo:break-before="auto"/>
    </style:style>
    <style:style style:name="ro22" style:family="table-row">
      <style:table-row-properties style:row-height="178.2pt" style:use-optimal-row-height="true" fo:break-before="auto"/>
    </style:style>
    <style:style style:name="ro23" style:family="table-row">
      <style:table-row-properties style:row-height="226.8pt" style:use-optimal-row-height="true" fo:break-before="auto"/>
    </style:style>
    <style:style style:name="ro24" style:family="table-row">
      <style:table-row-properties style:row-height="162pt" style:use-optimal-row-height="true" fo:break-before="auto"/>
    </style:style>
    <style:style style:name="ro25" style:family="table-row">
      <style:table-row-properties style:row-height="210.6pt" style:use-optimal-row-height="true" fo:break-before="auto"/>
    </style:style>
    <style:style style:name="ro26" style:family="table-row">
      <style:table-row-properties style:row-height="372.6pt" style:use-optimal-row-height="true" fo:break-before="auto"/>
    </style:style>
    <style:style style:name="ro27" style:family="table-row">
      <style:table-row-properties style:row-height="32.4pt" style:use-optimal-row-height="true" fo:break-before="auto"/>
    </style:style>
    <style:style style:name="ro28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" table:style-name="ta1" table:print-ranges="議員.A1:議員.H438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2"/>
        <table:table-column table:style-name="co4" table:default-cell-style-name="ce1"/>
        <table:table-column table:style-name="co5" table:default-cell-style-name="ce11"/>
        <table:table-column table:style-name="co3" table:default-cell-style-name="ce1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number-columns-spanned="8" table:number-rows-spanned="1" table:style-name="ce27">
            <text:p>新北市政府103年度對議員所提地方建設建議事項處理明細表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7">
            <text:p>至103年6月止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8">
            <text:p>(本表為半年報)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table:number-columns-repeated="7" table:style-name="ce23"/>
          <table:table-cell office:value-type="string" table:style-name="ce3">
            <text:p>單位：千元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4">
            <text:p>建議項目及內容</text:p>
          </table:table-cell>
          <table:table-cell office:value-type="string" table:number-columns-spanned="1" table:number-rows-spanned="2" table:style-name="ce24">
            <text:p>建議地點</text:p>
          </table:table-cell>
          <table:table-cell office:value-type="string" table:number-columns-spanned="1" table:number-rows-spanned="2" table:style-name="ce34">
            <text:p>建議金額</text:p>
          </table:table-cell>
          <table:table-cell office:value-type="string" table:number-columns-spanned="5" table:number-rows-spanned="1" table:style-name="ce24">
            <text:p>核定情形</text:p>
          </table:table-cell>
          <table:covered-table-cell table:number-columns-repeated="4"/>
          <table:table-cell table:number-columns-repeated="16376"/>
        </table:table-row>
        <table:table-row table:style-name="ro5">
          <table:covered-table-cell/>
          <table:covered-table-cell/>
          <table:covered-table-cell/>
          <table:table-cell office:value-type="string" table:style-name="ce2">
            <text:p>核定金額</text:p>
          </table:table-cell>
          <table:table-cell office:value-type="string" table:style-name="ce4">
            <text:p>經費支用科目</text:p>
          </table:table-cell>
          <table:table-cell office:value-type="string" table:style-name="ce2">
            <text:p>主辦機關</text:p>
          </table:table-cell>
          <table:table-cell office:value-type="string" table:style-name="ce2">
            <text:p>招標方式</text:p>
          </table:table-cell>
          <table:table-cell office:value-type="string" table:style-name="ce4">
            <text:p>得標廠商</text:p>
          </table:table-cell>
          <table:table-cell table:number-columns-repeated="16376"/>
        </table:table-row>
        <table:table-row table:style-name="ro6">
          <table:table-cell office:value-type="string" table:style-name="ce14">
            <text:p>機關(公所)合計</text:p>
          </table:table-cell>
          <table:table-cell table:style-name="ce14"/>
          <table:table-cell office:value-type="float" office:value="344269.24792000005" table:formula="msoxl:=C8+C71+C112+C238+C242+C417+C422+C424+C429+C434" table:style-name="ce13">
            <text:p>344,269<text:s/></text:p>
          </table:table-cell>
          <table:table-cell office:value-type="float" office:value="340818.24792000005" table:formula="msoxl:=D8+D71+D112+D238+D242+D417+D422+D424+D429+D434" table:style-name="ce13">
            <text:p>340,818<text:s/></text:p>
          </table:table-cell>
          <table:table-cell table:style-name="ce14"/>
          <table:table-cell table:number-columns-repeated="2" table:style-name="ce15"/>
          <table:table-cell table:style-name="ce16"/>
          <table:table-cell table:number-columns-repeated="16376" table:style-name="ce5"/>
        </table:table-row>
        <table:table-row table:style-name="ro7">
          <table:table-cell office:value-type="string" table:style-name="ce17">
            <text:p>民政局小計</text:p>
          </table:table-cell>
          <table:table-cell table:style-name="ce19"/>
          <table:table-cell office:value-type="float" office:value="10112" table:formula="msoxl:=SUM(C9:C70)" table:style-name="ce18">
            <text:p>10,112<text:s/></text:p>
          </table:table-cell>
          <table:table-cell office:value-type="float" office:value="10020" table:formula="msoxl:=SUM(D9:D70)" table:style-name="ce18">
            <text:p>10,020<text:s/></text:p>
          </table:table-cell>
          <table:table-cell table:number-columns-repeated="4" table:style-name="ce19"/>
          <table:table-cell table:number-columns-repeated="16376"/>
        </table:table-row>
        <table:table-row table:style-name="ro8">
          <table:table-cell office:value-type="string" table:style-name="ce7">
            <text:p>仁義市民活動中心簡易修繕</text:p>
          </table:table-cell>
          <table:table-cell office:value-type="string" table:style-name="ce7">
            <text:p>蘆洲區仁義市民活動中心</text:p>
          </table:table-cell>
          <table:table-cell office:value-type="float" office:value="95" table:style-name="ce6">
            <text:p>95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蘆洲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菘泰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三峽區有木里道路改善工程</text:p>
          </table:table-cell>
          <table:table-cell office:value-type="string" table:style-name="ce7">
            <text:p>三峽區有木里佛山農路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三峽區公所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嘉揚土木包工業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電子看板(全彩字幕機)</text:p>
          </table:table-cell>
          <table:table-cell office:value-type="string" table:style-name="ce7">
            <text:p>五股區五福里</text:p>
          </table:table-cell>
          <table:table-cell office:value-type="float" office:value="70" table:style-name="ce6">
            <text:p>70<text:s/></text:p>
          </table:table-cell>
          <table:table-cell office:value-type="float" office:value="70" table:style-name="ce6">
            <text:p>7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五股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亞俊科技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萬瑞快速道路橋下四腳亭地區設置籃球場</text:p>
          </table:table-cell>
          <table:table-cell office:value-type="string" table:style-name="ce7">
            <text:p>萬瑞快速道路橋下四腳亭地區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00" table:style-name="ce6">
            <text:p>1,0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瑞芳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預計103年7月中旬發包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改善聯合服務櫃檯及周邊設備工程</text:p>
          </table:table-cell>
          <table:table-cell office:value-type="string" table:style-name="ce7">
            <text:p>鶯歌區公所</text:p>
          </table:table-cell>
          <table:table-cell office:value-type="float" office:value="700" table:style-name="ce6">
            <text:p>700<text:s/></text:p>
          </table:table-cell>
          <table:table-cell office:value-type="float" office:value="700" table:style-name="ce6">
            <text:p>7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力承室內裝修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建置LED燈</text:p>
          </table:table-cell>
          <table:table-cell office:value-type="string" table:style-name="ce7">
            <text:p>鶯歌區中正二路福德宮</text:p>
          </table:table-cell>
          <table:table-cell office:value-type="float" office:value="33" table:style-name="ce6">
            <text:p>33<text:s/></text:p>
          </table:table-cell>
          <table:table-cell office:value-type="float" office:value="33" table:style-name="ce6">
            <text:p>33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200無線影音企業社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圳頭坑新設紐澤西護欄工程</text:p>
          </table:table-cell>
          <table:table-cell office:value-type="string" table:style-name="ce7">
            <text:p>鶯歌區圳頭坑路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展豪土木包工業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字幕機</text:p>
          </table:table-cell>
          <table:table-cell office:value-type="string" table:style-name="ce7">
            <text:p>鶯歌區中湖里竹圍宮</text:p>
          </table:table-cell>
          <table:table-cell office:value-type="float" office:value="40" table:style-name="ce6">
            <text:p>40<text:s/></text:p>
          </table:table-cell>
          <table:table-cell office:value-type="float" office:value="40" table:style-name="ce6">
            <text:p>4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勝源興業有限公司</text:p>
            <text:p/>
          </table:table-cell>
          <table:table-cell table:number-columns-repeated="16376"/>
        </table:table-row>
        <table:table-row table:style-name="ro8">
          <table:table-cell office:value-type="string" table:style-name="ce7">
            <text:p>LED流星燈及樹燈</text:p>
          </table:table-cell>
          <table:table-cell office:value-type="string" table:style-name="ce7">
            <text:p>鶯歌區鶯桃路94巷周邊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200無線影音企業社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圳頭坑及東湖路截水溝整修工程</text:p>
          </table:table-cell>
          <table:table-cell office:value-type="string" table:style-name="ce7">
            <text:p>鶯歌區東湖里</text:p>
          </table:table-cell>
          <table:table-cell office:value-type="float" office:value="99" table:style-name="ce6">
            <text:p>99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展豪土木包工業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樹燈</text:p>
          </table:table-cell>
          <table:table-cell office:value-type="string" table:style-name="ce7">
            <text:p>鶯歌區國中街</text:p>
          </table:table-cell>
          <table:table-cell office:value-type="float" office:value="80" table:style-name="ce6">
            <text:p>80<text:s/></text:p>
          </table:table-cell>
          <table:table-cell office:value-type="float" office:value="76" table:style-name="ce6">
            <text:p>76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200無線影音企業社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LED電子看板設備</text:p>
          </table:table-cell>
          <table:table-cell office:value-type="string" table:style-name="ce7">
            <text:p>新莊區中信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莊區公所<text:s/>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廣場電子科技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戶外型彩色電子字幕機</text:p>
          </table:table-cell>
          <table:table-cell office:value-type="string" table:style-name="ce7">
            <text:p>新莊區龍鳳里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莊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勝源興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廣播系統設備</text:p>
          </table:table-cell>
          <table:table-cell office:value-type="string" table:style-name="ce7">
            <text:p>新莊區立功里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莊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廣場電子科技有限公司</text:p>
          </table:table-cell>
          <table:table-cell table:number-columns-repeated="16376"/>
        </table:table-row>
        <table:table-row table:style-name="ro8">
          <table:table-cell office:value-type="string" table:style-name="ce22">
            <text:p>感應式照明燈</text:p>
          </table:table-cell>
          <table:table-cell office:value-type="string" table:style-name="ce22">
            <text:p>新莊區丹鳳里</text:p>
          </table:table-cell>
          <table:table-cell office:value-type="float" office:value="130" table:style-name="ce6">
            <text:p>130<text:s/></text:p>
          </table:table-cell>
          <table:table-cell office:value-type="float" office:value="130" table:style-name="ce6">
            <text:p>130<text:s/></text:p>
          </table:table-cell>
          <table:table-cell office:value-type="string" table:style-name="ce22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22">
            <text:p>新莊區公所</text:p>
          </table:table-cell>
          <table:table-cell office:value-type="string" table:style-name="ce22">
            <text:p>共同供應契約</text:p>
          </table:table-cell>
          <table:table-cell office:value-type="string" table:style-name="ce22">
            <text:p>富業喜企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等植栽修剪工程</text:p>
          </table:table-cell>
          <table:table-cell office:value-type="string" table:style-name="ce7">
            <text:p>新店區僑仁公園</text:p>
          </table:table-cell>
          <table:table-cell office:value-type="float" office:value="160" table:style-name="ce6">
            <text:p>160<text:s/></text:p>
          </table:table-cell>
          <table:table-cell office:value-type="float" office:value="160" table:style-name="ce6">
            <text:p>16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甲運工程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玫瑰中國城人行道鋪面改善工程</text:p>
          </table:table-cell>
          <table:table-cell office:value-type="string" table:style-name="ce7">
            <text:p>新店區玫瑰路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上誠營造事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城中公園(玫瑰路側)硬體設施維護及更新工程</text:p>
          </table:table-cell>
          <table:table-cell office:value-type="string" table:style-name="ce7">
            <text:p>新店區城中公園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億丞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玫瑰里富貴街人行道改善工程</text:p>
          </table:table-cell>
          <table:table-cell office:value-type="string" table:style-name="ce7">
            <text:p>新店區富貴街</text:p>
          </table:table-cell>
          <table:table-cell office:value-type="float" office:value="600" table:style-name="ce6">
            <text:p>600<text:s/></text:p>
          </table:table-cell>
          <table:table-cell office:value-type="float" office:value="600" table:style-name="ce6">
            <text:p>6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上誠營造事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日興里巡守隊崗亭屋頂及天花板改善工程</text:p>
          </table:table-cell>
          <table:table-cell office:value-type="string" table:style-name="ce7">
            <text:p>新店區日興里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上誠營造事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安忠路56巷體健設施工程</text:p>
          </table:table-cell>
          <table:table-cell office:value-type="string" table:style-name="ce7">
            <text:p>新店區安忠路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億丞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日興里安康路3段781號增設路燈工程</text:p>
          </table:table-cell>
          <table:table-cell office:value-type="string" table:style-name="ce7">
            <text:p>新店區日興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鴻美水電工程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日興里安康路3段780之2號排水改善工程</text:p>
          </table:table-cell>
          <table:table-cell office:value-type="string" table:style-name="ce7">
            <text:p>新店區日興里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上誠營造事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城中公園(吉祥街側)地墊更新工程</text:p>
          </table:table-cell>
          <table:table-cell office:value-type="string" table:style-name="ce7">
            <text:p>新店區城中公園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億丞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魚菜共生及生態養耕循環澆灌系統設備</text:p>
          </table:table-cell>
          <table:table-cell office:value-type="string" table:style-name="ce7">
            <text:p>新店區大鵬華城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議價辦理</text:p>
          </table:table-cell>
          <table:table-cell office:value-type="string" table:style-name="ce7">
            <text:p>阿瓦塔國際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警民連線網路通報系統</text:p>
          </table:table-cell>
          <table:table-cell office:value-type="string" table:style-name="ce7">
            <text:p>新店區百忍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議價辦理</text:p>
          </table:table-cell>
          <table:table-cell office:value-type="string" table:style-name="ce7">
            <text:p>台機科技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安康路3段411號前地梁及不銹鋼欄杆工程</text:p>
          </table:table-cell>
          <table:table-cell office:value-type="string" table:style-name="ce7">
            <text:p>新店區安康路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上誠營造事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中正路700巷喬木修剪工程</text:p>
          </table:table-cell>
          <table:table-cell office:value-type="string" table:style-name="ce7">
            <text:p>新店區中正路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甲運工程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德安小公園地墊更新工程</text:p>
          </table:table-cell>
          <table:table-cell office:value-type="string" table:style-name="ce7">
            <text:p>新店區德安公園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億丞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蝴蝶花廊涼亭新建工程</text:p>
          </table:table-cell>
          <table:table-cell office:value-type="string" table:style-name="ce7">
            <text:p>泰山區明志里</text:p>
          </table:table-cell>
          <table:table-cell office:value-type="float" office:value="317" table:style-name="ce6">
            <text:p>317<text:s/></text:p>
          </table:table-cell>
          <table:table-cell office:value-type="float" office:value="317" table:style-name="ce6">
            <text:p>317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肯鑫營造工程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山腳里泰林2段349巷邊巷壁面彩繪</text:p>
          </table:table-cell>
          <table:table-cell office:value-type="string" table:style-name="ce7">
            <text:p>泰山區山腳里</text:p>
          </table:table-cell>
          <table:table-cell office:value-type="float" office:value="242" table:style-name="ce6">
            <text:p>242<text:s/></text:p>
          </table:table-cell>
          <table:table-cell office:value-type="float" office:value="242" table:style-name="ce6">
            <text:p>242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未發包(修正原申請計畫內容)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山腳市民活動中心整修工程</text:p>
          </table:table-cell>
          <table:table-cell office:value-type="string" table:style-name="ce7">
            <text:p>泰山區山腳里</text:p>
          </table:table-cell>
          <table:table-cell office:value-type="float" office:value="490" table:style-name="ce6">
            <text:p>490<text:s/></text:p>
          </table:table-cell>
          <table:table-cell office:value-type="float" office:value="490" table:style-name="ce6">
            <text:p>49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未發包(招標文件製作中)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設置南方松護欄</text:p>
          </table:table-cell>
          <table:table-cell office:value-type="string" table:style-name="ce7">
            <text:p>泰山區義學里</text:p>
          </table:table-cell>
          <table:table-cell office:value-type="float" office:value="92" table:style-name="ce6">
            <text:p>92<text:s/></text:p>
          </table:table-cell>
          <table:table-cell office:value-type="float" office:value="92" table:style-name="ce6">
            <text:p>92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浩色廣告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設置南方松護欄</text:p>
          </table:table-cell>
          <table:table-cell office:value-type="string" table:style-name="ce7">
            <text:p>泰山區山腳里</text:p>
          </table:table-cell>
          <table:table-cell office:value-type="float" office:value="98" table:style-name="ce6">
            <text:p>98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東龍廣告工程行</text:p>
          </table:table-cell>
          <table:table-cell table:number-columns-repeated="16376"/>
        </table:table-row>
        <table:table-row table:style-name="ro8">
          <table:table-cell office:value-type="string" table:style-name="ce22">
            <text:p>文宣標語及盆景吊籃</text:p>
          </table:table-cell>
          <table:table-cell office:value-type="string" table:style-name="ce22">
            <text:p>泰山區貴子里</text:p>
          </table:table-cell>
          <table:table-cell office:value-type="float" office:value="32" table:style-name="ce6">
            <text:p>32<text:s/></text:p>
          </table:table-cell>
          <table:table-cell office:value-type="float" office:value="32" table:style-name="ce6">
            <text:p>32<text:s/></text:p>
          </table:table-cell>
          <table:table-cell office:value-type="string" table:style-name="ce22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22">
            <text:p>泰山區公所</text:p>
          </table:table-cell>
          <table:table-cell office:value-type="string" table:style-name="ce22">
            <text:p>逕洽廠商</text:p>
          </table:table-cell>
          <table:table-cell office:value-type="string" table:style-name="ce22">
            <text:p>浩色廣告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電子看板</text:p>
          </table:table-cell>
          <table:table-cell office:value-type="string" table:style-name="ce7">
            <text:p>泰山區貴賢里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大樣光電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字幕機</text:p>
          </table:table-cell>
          <table:table-cell office:value-type="string" table:style-name="ce7">
            <text:p>泰山區新明里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浩色廣告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電子字幕機</text:p>
          </table:table-cell>
          <table:table-cell office:value-type="string" table:style-name="ce7">
            <text:p>板橋區五權里</text:p>
          </table:table-cell>
          <table:table-cell office:value-type="float" office:value="70" table:style-name="ce6">
            <text:p>70<text:s/></text:p>
          </table:table-cell>
          <table:table-cell office:value-type="float" office:value="70" table:style-name="ce6">
            <text:p>7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銳虎科技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LED字幕機</text:p>
          </table:table-cell>
          <table:table-cell office:value-type="string" table:style-name="ce7">
            <text:p>板橋區中正里</text:p>
          </table:table-cell>
          <table:table-cell office:value-type="float" office:value="77" table:style-name="ce6">
            <text:p>77<text:s/></text:p>
          </table:table-cell>
          <table:table-cell office:value-type="float" office:value="77" table:style-name="ce6">
            <text:p>77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咏駿實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電子字幕機及飲水機</text:p>
          </table:table-cell>
          <table:table-cell office:value-type="string" table:style-name="ce7">
            <text:p>板橋區大觀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盈家科技有限公司</text:p>
            <text:p>長江飲水機企業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電子字幕機</text:p>
          </table:table-cell>
          <table:table-cell office:value-type="string" table:style-name="ce7">
            <text:p>板橋區正泰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基石科技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廣播、擴音設備</text:p>
          </table:table-cell>
          <table:table-cell office:value-type="string" table:style-name="ce7">
            <text:p>板橋區東安里</text:p>
          </table:table-cell>
          <table:table-cell office:value-type="float" office:value="99" table:style-name="ce6">
            <text:p>99<text:s/></text:p>
          </table:table-cell>
          <table:table-cell office:value-type="float" office:value="51" table:style-name="ce6">
            <text:p>51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頂能企業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新增設廣播喇叭設備</text:p>
          </table:table-cell>
          <table:table-cell office:value-type="string" table:style-name="ce7">
            <text:p>板橋區漢生里</text:p>
          </table:table-cell>
          <table:table-cell office:value-type="float" office:value="97" table:style-name="ce6">
            <text:p>97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盈家科技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購置LED字幕機</text:p>
          </table:table-cell>
          <table:table-cell office:value-type="string" table:style-name="ce7">
            <text:p>板橋區聚安里</text:p>
          </table:table-cell>
          <table:table-cell office:value-type="float" office:value="98" table:style-name="ce6">
            <text:p>98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頂能企業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板橋區翠華街8巷1號旁綠帶增設體健設施計畫</text:p>
          </table:table-cell>
          <table:table-cell office:value-type="string" table:style-name="ce7">
            <text:p>板橋區翠華街8巷1號旁綠帶</text:p>
          </table:table-cell>
          <table:table-cell office:value-type="float" office:value="59" table:style-name="ce6">
            <text:p>59<text:s/></text:p>
          </table:table-cell>
          <table:table-cell office:value-type="float" office:value="59" table:style-name="ce6">
            <text:p>59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曜成工程行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板橋區大華街182巷口牆面彩繪工程計畫</text:p>
          </table:table-cell>
          <table:table-cell office:value-type="string" table:style-name="ce7">
            <text:p>板橋區大華街182巷口</text:p>
          </table:table-cell>
          <table:table-cell office:value-type="float" office:value="30" table:style-name="ce6">
            <text:p>30<text:s/></text:p>
          </table:table-cell>
          <table:table-cell office:value-type="float" office:value="30" table:style-name="ce6">
            <text:p>3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德銓廣告企業社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板橋區福德街路燈改善工程</text:p>
          </table:table-cell>
          <table:table-cell office:value-type="string" table:style-name="ce7">
            <text:p>板橋區福德街</text:p>
          </table:table-cell>
          <table:table-cell office:value-type="float" office:value="93" table:style-name="ce6">
            <text:p>93<text:s/></text:p>
          </table:table-cell>
          <table:table-cell office:value-type="float" office:value="93" table:style-name="ce6">
            <text:p>93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尚未辦理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燈設置</text:p>
          </table:table-cell>
          <table:table-cell office:value-type="string" table:style-name="ce7">
            <text:p>忠山里忠義街口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輝雄科技有限公司、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燈設置</text:p>
          </table:table-cell>
          <table:table-cell office:value-type="string" table:style-name="ce7">
            <text:p>福山里白雲國小旁後車亭遮雨棚上方</text:p>
          </table:table-cell>
          <table:table-cell office:value-type="float" office:value="142" table:style-name="ce6">
            <text:p>142<text:s/></text:p>
          </table:table-cell>
          <table:table-cell office:value-type="float" office:value="123" table:style-name="ce6">
            <text:p>123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泛美視訊有限公司、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汐萬路1段333巷至八連路照明改善工程</text:p>
          </table:table-cell>
          <table:table-cell office:value-type="string" table:style-name="ce7">
            <text:p>汐止區汐萬路一段333巷至八連路</text:p>
          </table:table-cell>
          <table:table-cell office:value-type="float" office:value="600" table:style-name="ce6">
            <text:p>600<text:s/></text:p>
          </table:table-cell>
          <table:table-cell office:value-type="float" office:value="600" table:style-name="ce6">
            <text:p>6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大承工程顧問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電子字幕機</text:p>
          </table:table-cell>
          <table:table-cell office:value-type="string" table:style-name="ce7">
            <text:p>智慧里宏國大鎮右側人行道公佈欄上方</text:p>
          </table:table-cell>
          <table:table-cell office:value-type="float" office:value="84" table:style-name="ce6">
            <text:p>84<text:s/></text:p>
          </table:table-cell>
          <table:table-cell office:value-type="float" office:value="84" table:style-name="ce6">
            <text:p>84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輝雄科技有限公司、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電子字幕機</text:p>
          </table:table-cell>
          <table:table-cell office:value-type="string" table:style-name="ce7">
            <text:p>康寧街75號對面(國道1號南下14K+176公尺處)</text:p>
          </table:table-cell>
          <table:table-cell office:value-type="float" office:value="110" table:style-name="ce6">
            <text:p>110<text:s/></text:p>
          </table:table-cell>
          <table:table-cell office:value-type="float" office:value="110" table:style-name="ce6">
            <text:p>11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輝雄科技有限公司、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公布欄及電子字幕機</text:p>
          </table:table-cell>
          <table:table-cell office:value-type="string" table:style-name="ce7">
            <text:p>汐萬路二段八連路口處</text:p>
          </table:table-cell>
          <table:table-cell office:value-type="float" office:value="116" table:style-name="ce6">
            <text:p>116<text:s/></text:p>
          </table:table-cell>
          <table:table-cell office:value-type="float" office:value="116" table:style-name="ce6">
            <text:p>116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創新廣告社、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大同路2段312巷24號旁設置LED電子字幕機</text:p>
          </table:table-cell>
          <table:table-cell office:value-type="string" table:style-name="ce7">
            <text:p>大同路二段312巷24號(路燈編號13012)旁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泛美視訊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江北市民活動中心裝置自動門</text:p>
          </table:table-cell>
          <table:table-cell office:value-type="string" table:style-name="ce7">
            <text:p>江北市民活動中心</text:p>
          </table:table-cell>
          <table:table-cell office:value-type="float" office:value="88" table:style-name="ce6">
            <text:p>88<text:s/></text:p>
          </table:table-cell>
          <table:table-cell office:value-type="float" office:value="88" table:style-name="ce6">
            <text:p>88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銘璋玻璃行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康福市民活動中心購置後續設備及工程</text:p>
          </table:table-cell>
          <table:table-cell office:value-type="string" table:style-name="ce7">
            <text:p>康福市民活動中心(汐止區福德一路86巷32號)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歐斯康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電子字幕機設備</text:p>
          </table:table-cell>
          <table:table-cell office:value-type="string" table:style-name="ce7">
            <text:p>新江北路30巷口(江北二橋橋頭)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電子字幕機獨立電表安裝</text:p>
          </table:table-cell>
          <table:table-cell office:value-type="string" table:style-name="ce7">
            <text:p>1.康寧街141巷口</text:p>
            <text:p>2.康寧街、明峰街口</text:p>
          </table:table-cell>
          <table:table-cell office:value-type="float" office:value="40" table:style-name="ce6">
            <text:p>40<text:s/></text:p>
          </table:table-cell>
          <table:table-cell office:value-type="float" office:value="40" table:style-name="ce6">
            <text:p>4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毓水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LED字幕機及冷氣機設備</text:p>
          </table:table-cell>
          <table:table-cell office:value-type="string" table:style-name="ce7">
            <text:p>水碓里辦公處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淡水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德記廣告企業社</text:p>
            <text:p>冠成家電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廣播設備</text:p>
          </table:table-cell>
          <table:table-cell office:value-type="string" table:style-name="ce7">
            <text:p>淡水區賢孝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淡水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俊達數位科技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廣播系統設備</text:p>
          </table:table-cell>
          <table:table-cell office:value-type="string" table:style-name="ce7">
            <text:p>淡水區民生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89" table:style-name="ce6">
            <text:p>89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淡水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柏興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候車亭修繕工程</text:p>
          </table:table-cell>
          <table:table-cell office:value-type="string" table:style-name="ce7">
            <text:p>淡水區新春里</text:p>
          </table:table-cell>
          <table:table-cell office:value-type="float" office:value="92" table:style-name="ce6">
            <text:p>92<text:s/></text:p>
          </table:table-cell>
          <table:table-cell office:value-type="float" office:value="91" table:style-name="ce6">
            <text:p>91<text:s/></text:p>
          </table:table-cell>
          <table:table-cell office:value-type="string" table:style-name="ce7">
            <text:p>民政業務－民政業務</text:p>
            <text:p>－民政設施－獎補助</text:p>
            <text:p>費－政府機關間之補</text:p>
            <text:p>助</text:p>
          </table:table-cell>
          <table:table-cell office:value-type="string" table:style-name="ce7">
            <text:p>淡水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金沃德工程行</text:p>
          </table:table-cell>
          <table:table-cell table:number-columns-repeated="16376"/>
        </table:table-row>
        <table:table-row table:style-name="ro7">
          <table:table-cell office:value-type="string" table:style-name="ce17">
            <text:p>消防局小計</text:p>
          </table:table-cell>
          <table:table-cell table:style-name="ce19"/>
          <table:table-cell office:value-type="float" office:value="7509" table:formula="msoxl:=SUM(C72:C111)" table:style-name="ce18">
            <text:p>7,509<text:s/></text:p>
          </table:table-cell>
          <table:table-cell office:value-type="float" office:value="7289" table:formula="msoxl:=SUM(D72:D111)" table:style-name="ce18">
            <text:p>7,289<text:s/></text:p>
          </table:table-cell>
          <table:table-cell table:number-columns-repeated="4" table:style-name="ce19"/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民生義消分隊</text:p>
          </table:table-cell>
          <table:table-cell office:value-type="float" office:value="160" table:style-name="ce6">
            <text:p>160<text:s/></text:p>
          </table:table-cell>
          <table:table-cell office:value-type="float" office:value="160" table:style-name="ce6">
            <text:p>16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更寮義消分隊</text:p>
          </table:table-cell>
          <table:table-cell office:value-type="float" office:value="187" table:style-name="ce6">
            <text:p>187<text:s/></text:p>
          </table:table-cell>
          <table:table-cell office:value-type="float" office:value="187" table:style-name="ce6">
            <text:p>187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五股義消分隊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第二大隊</text:p>
          </table:table-cell>
          <table:table-cell office:value-type="float" office:value="440" table:style-name="ce6">
            <text:p>440<text:s/></text:p>
          </table:table-cell>
          <table:table-cell office:value-type="float" office:value="440" table:style-name="ce6">
            <text:p>44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德音義消分隊</text:p>
          </table:table-cell>
          <table:table-cell office:value-type="float" office:value="160" table:style-name="ce6">
            <text:p>160<text:s/></text:p>
          </table:table-cell>
          <table:table-cell office:value-type="float" office:value="160" table:style-name="ce6">
            <text:p>16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福營義消分隊</text:p>
          </table:table-cell>
          <table:table-cell office:value-type="float" office:value="172" table:style-name="ce6">
            <text:p>172<text:s/></text:p>
          </table:table-cell>
          <table:table-cell office:value-type="float" office:value="172" table:style-name="ce6">
            <text:p>172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深坑義消分隊</text:p>
          </table:table-cell>
          <table:table-cell office:value-type="float" office:value="132" table:style-name="ce6">
            <text:p>132<text:s/></text:p>
          </table:table-cell>
          <table:table-cell office:value-type="float" office:value="132" table:style-name="ce6">
            <text:p>132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石碇義消分隊</text:p>
          </table:table-cell>
          <table:table-cell office:value-type="float" office:value="220" table:style-name="ce6">
            <text:p>220<text:s/></text:p>
          </table:table-cell>
          <table:table-cell office:value-type="float" office:value="220" table:style-name="ce6">
            <text:p>22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柑園義消分隊</text:p>
          </table:table-cell>
          <table:table-cell office:value-type="float" office:value="177" table:style-name="ce6">
            <text:p>177<text:s/></text:p>
          </table:table-cell>
          <table:table-cell office:value-type="float" office:value="177" table:style-name="ce6">
            <text:p>177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第五大隊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樹林義消分隊</text:p>
          </table:table-cell>
          <table:table-cell office:value-type="float" office:value="280" table:style-name="ce6">
            <text:p>280<text:s/></text:p>
          </table:table-cell>
          <table:table-cell office:value-type="float" office:value="280" table:style-name="ce6">
            <text:p>280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萬里義消分隊</text:p>
          </table:table-cell>
          <table:table-cell office:value-type="float" office:value="136" table:style-name="ce6">
            <text:p>136<text:s/></text:p>
          </table:table-cell>
          <table:table-cell office:value-type="float" office:value="136" table:style-name="ce6">
            <text:p>136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長青義消分隊</text:p>
          </table:table-cell>
          <table:table-cell office:value-type="float" office:value="94" table:style-name="ce6">
            <text:p>94<text:s/></text:p>
          </table:table-cell>
          <table:table-cell office:value-type="float" office:value="94" table:style-name="ce6">
            <text:p>94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消防衣帽鞋</text:p>
          </table:table-cell>
          <table:table-cell office:value-type="string" table:style-name="ce22">
            <text:p>安康義消分隊</text:p>
          </table:table-cell>
          <table:table-cell office:value-type="float" office:value="195" table:style-name="ce6">
            <text:p>195<text:s/></text:p>
          </table:table-cell>
          <table:table-cell office:value-type="float" office:value="195" table:style-name="ce6">
            <text:p>195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公開招標</text:p>
          </table:table-cell>
          <table:table-cell office:value-type="string" table:style-name="ce22">
            <text:p>台灣開廣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德音義消分隊</text:p>
          </table:table-cell>
          <table:table-cell office:value-type="float" office:value="270" table:style-name="ce6">
            <text:p>270<text:s/></text:p>
          </table:table-cell>
          <table:table-cell office:value-type="float" office:value="270" table:style-name="ce6">
            <text:p>27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樹潭義消分隊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第五大隊</text:p>
          </table:table-cell>
          <table:table-cell office:value-type="float" office:value="180" table:style-name="ce6">
            <text:p>180<text:s/></text:p>
          </table:table-cell>
          <table:table-cell office:value-type="float" office:value="180" table:style-name="ce6">
            <text:p>18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長青義消分隊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泰山義消分隊</text:p>
          </table:table-cell>
          <table:table-cell office:value-type="float" office:value="180" table:style-name="ce6">
            <text:p>180<text:s/></text:p>
          </table:table-cell>
          <table:table-cell office:value-type="float" office:value="180" table:style-name="ce6">
            <text:p>18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永和義消分隊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裕民義消分隊</text:p>
          </table:table-cell>
          <table:table-cell office:value-type="float" office:value="120" table:style-name="ce6">
            <text:p>120<text:s/></text:p>
          </table:table-cell>
          <table:table-cell office:value-type="float" office:value="120" table:style-name="ce6">
            <text:p>12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秀峰義消分隊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手提無線電採購</text:p>
          </table:table-cell>
          <table:table-cell office:value-type="string" table:style-name="ce7">
            <text:p>橫科義消分隊</text:p>
          </table:table-cell>
          <table:table-cell office:value-type="float" office:value="120" table:style-name="ce6">
            <text:p>120<text:s/></text:p>
          </table:table-cell>
          <table:table-cell office:value-type="float" office:value="120" table:style-name="ce6">
            <text:p>12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駿通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協勤裝備器材</text:p>
          </table:table-cell>
          <table:table-cell office:value-type="string" table:style-name="ce7">
            <text:p>秀峰義消救護分隊</text:p>
          </table:table-cell>
          <table:table-cell office:value-type="float" office:value="81" table:style-name="ce6">
            <text:p>81<text:s/></text:p>
          </table:table-cell>
          <table:table-cell office:value-type="float" office:value="81" table:style-name="ce6">
            <text:p>81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集宇企業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氣管插管模型</text:p>
          </table:table-cell>
          <table:table-cell office:value-type="string" table:style-name="ce7">
            <text:p>民生義消救護分隊</text:p>
          </table:table-cell>
          <table:table-cell office:value-type="float" office:value="68" table:style-name="ce6">
            <text:p>68<text:s/></text:p>
          </table:table-cell>
          <table:table-cell office:value-type="float" office:value="68" table:style-name="ce6">
            <text:p>68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集宇企業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協勤用設備及配備</text:p>
          </table:table-cell>
          <table:table-cell office:value-type="string" table:style-name="ce7">
            <text:p>板橋義消救護分隊</text:p>
          </table:table-cell>
          <table:table-cell office:value-type="float" office:value="51" table:style-name="ce6">
            <text:p>51<text:s/></text:p>
          </table:table-cell>
          <table:table-cell office:value-type="float" office:value="51" table:style-name="ce6">
            <text:p>51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集宇企業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拋繩槍</text:p>
          </table:table-cell>
          <table:table-cell office:value-type="string" table:style-name="ce7">
            <text:p>隆恩義消分隊</text:p>
          </table:table-cell>
          <table:table-cell office:value-type="float" office:value="200" table:style-name="ce6">
            <text:p>200<text:s/></text:p>
          </table:table-cell>
          <table:table-cell office:value-type="float" office:value="158" table:style-name="ce6">
            <text:p>158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振隆工業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山難及水域裝備</text:p>
          </table:table-cell>
          <table:table-cell office:value-type="string" table:style-name="ce7">
            <text:p>隆恩義消分隊</text:p>
          </table:table-cell>
          <table:table-cell office:value-type="float" office:value="81" table:style-name="ce6">
            <text:p>81<text:s/></text:p>
          </table:table-cell>
          <table:table-cell office:value-type="float" office:value="81" table:style-name="ce6">
            <text:p>81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倡昇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/>
            <text:p>訓練器材</text:p>
            <text:p/>
          </table:table-cell>
          <table:table-cell office:value-type="string" table:style-name="ce7">
            <text:p>德音義消分隊</text:p>
          </table:table-cell>
          <table:table-cell office:value-type="float" office:value="137" table:style-name="ce6">
            <text:p>137<text:s/></text:p>
          </table:table-cell>
          <table:table-cell office:value-type="float" office:value="137" table:style-name="ce6">
            <text:p>137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三普健康生活世界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辦公傢俱及訓練器材</text:p>
          </table:table-cell>
          <table:table-cell office:value-type="string" table:style-name="ce7">
            <text:p>南勢義消分隊</text:p>
          </table:table-cell>
          <table:table-cell office:value-type="float" office:value="44" table:style-name="ce6">
            <text:p>44<text:s/></text:p>
          </table:table-cell>
          <table:table-cell office:value-type="float" office:value="44" table:style-name="ce6">
            <text:p>44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三普健康生活世界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災情勘查車</text:p>
          </table:table-cell>
          <table:table-cell office:value-type="string" table:style-name="ce7">
            <text:p>瑞芳分隊</text:p>
          </table:table-cell>
          <table:table-cell office:value-type="float" office:value="900" table:style-name="ce6">
            <text:p>900<text:s/></text:p>
          </table:table-cell>
          <table:table-cell office:value-type="float" office:value="850" table:style-name="ce6">
            <text:p>850<text:s/></text:p>
          </table:table-cell>
          <table:table-cell office:value-type="string" table:style-name="ce7">
            <text:p>一般建築及設備-建築及設備-設備及投資-運輸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和泰汽車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災情勘查車</text:p>
          </table:table-cell>
          <table:table-cell office:value-type="string" table:style-name="ce7">
            <text:p>土城義消分隊</text:p>
          </table:table-cell>
          <table:table-cell office:value-type="float" office:value="850" table:style-name="ce6">
            <text:p>850<text:s/></text:p>
          </table:table-cell>
          <table:table-cell office:value-type="float" office:value="850" table:style-name="ce6">
            <text:p>850<text:s/></text:p>
          </table:table-cell>
          <table:table-cell office:value-type="string" table:style-name="ce7">
            <text:p>一般建築及設備-建築及設備-設備及投資-運輸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和泰汽車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戶外全彩字幕機</text:p>
          </table:table-cell>
          <table:table-cell office:value-type="string" table:style-name="ce7">
            <text:p>永和義消分隊</text:p>
          </table:table-cell>
          <table:table-cell office:value-type="float" office:value="56" table:style-name="ce6">
            <text:p>56<text:s/></text:p>
          </table:table-cell>
          <table:table-cell office:value-type="float" office:value="56" table:style-name="ce6">
            <text:p>56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士宏電腦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角鋼架及沙發</text:p>
          </table:table-cell>
          <table:table-cell office:value-type="string" table:style-name="ce7">
            <text:p>莒光婦宣分隊</text:p>
          </table:table-cell>
          <table:table-cell office:value-type="float" office:value="99" table:style-name="ce6">
            <text:p>99<text:s/></text:p>
          </table:table-cell>
          <table:table-cell office:value-type="float" office:value="81" table:style-name="ce6">
            <text:p>81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一首華企業有限公司</text:p>
            <text:p><text:s/>新豪傢俱行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沙發</text:p>
          </table:table-cell>
          <table:table-cell office:value-type="string" table:style-name="ce7">
            <text:p>橫科分隊</text:p>
          </table:table-cell>
          <table:table-cell office:value-type="float" office:value="20" table:style-name="ce6">
            <text:p>20<text:s/></text:p>
          </table:table-cell>
          <table:table-cell office:value-type="float" office:value="20" table:style-name="ce6">
            <text:p>2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有巢氏傢俱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辦公傢具柚木椅及茶几</text:p>
          </table:table-cell>
          <table:table-cell office:value-type="string" table:style-name="ce7">
            <text:p>南勢分隊</text:p>
          </table:table-cell>
          <table:table-cell office:value-type="float" office:value="92" table:style-name="ce6">
            <text:p>92<text:s/></text:p>
          </table:table-cell>
          <table:table-cell office:value-type="float" office:value="92" table:style-name="ce6">
            <text:p>92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蘇氏家具行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置物櫃及供應檯</text:p>
          </table:table-cell>
          <table:table-cell office:value-type="string" table:style-name="ce7">
            <text:p>蘆洲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87" table:style-name="ce6">
            <text:p>87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久耐塑開發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高壓清洗機、乾濕兩用吸塵器</text:p>
          </table:table-cell>
          <table:table-cell office:value-type="string" table:style-name="ce7">
            <text:p>樹林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39" table:style-name="ce6">
            <text:p>39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友森企業有限公司</text:p>
          </table:table-cell>
          <table:table-cell table:number-columns-repeated="16376"/>
        </table:table-row>
        <table:table-row table:style-name="ro9">
          <table:table-cell office:value-type="string" table:style-name="ce22">
            <text:p>應勤辦公用品</text:p>
          </table:table-cell>
          <table:table-cell office:value-type="string" table:style-name="ce22">
            <text:p>海山婦宣分隊</text:p>
          </table:table-cell>
          <table:table-cell office:value-type="float" office:value="67" table:style-name="ce6">
            <text:p>67<text:s/></text:p>
          </table:table-cell>
          <table:table-cell office:value-type="float" office:value="67" table:style-name="ce6">
            <text:p>67<text:s/></text:p>
          </table:table-cell>
          <table:table-cell office:value-type="string" table:style-name="ce22">
            <text:p>一般建築及設備-建築及設備-設備及投資-雜項設備費</text:p>
          </table:table-cell>
          <table:table-cell office:value-type="string" table:style-name="ce22">
            <text:p>消防局</text:p>
          </table:table-cell>
          <table:table-cell office:value-type="string" table:style-name="ce22">
            <text:p>小額採購</text:p>
          </table:table-cell>
          <table:table-cell office:value-type="string" table:style-name="ce22">
            <text:p>永騏國際企業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沙發、茶几</text:p>
          </table:table-cell>
          <table:table-cell office:value-type="string" table:style-name="ce7">
            <text:p>莒光義消救護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64" table:style-name="ce6">
            <text:p>64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斯威利有限公司</text:p>
          </table:table-cell>
          <table:table-cell table:number-columns-repeated="16376"/>
        </table:table-row>
        <table:table-row table:style-name="ro7">
          <table:table-cell office:value-type="string" table:style-name="ce17">
            <text:p>教育局小計</text:p>
          </table:table-cell>
          <table:table-cell table:style-name="ce19"/>
          <table:table-cell office:value-type="float" office:value="27254" table:formula="msoxl:=SUM(C113:C237)" table:style-name="ce18">
            <text:p>27,254<text:s/></text:p>
          </table:table-cell>
          <table:table-cell office:value-type="float" office:value="24287" table:formula="msoxl:=SUM(D113:D237)" table:style-name="ce18">
            <text:p>24,287<text:s/></text:p>
          </table:table-cell>
          <table:table-cell table:number-columns-repeated="4" table:style-name="ce19"/>
          <table:table-cell table:number-columns-repeated="16376"/>
        </table:table-row>
        <table:table-row table:style-name="ro10">
          <table:table-cell office:value-type="string" table:style-name="ce7">
            <text:p>英語情境教室電路系統修繕計畫</text:p>
          </table:table-cell>
          <table:table-cell office:value-type="string" table:style-name="ce7">
            <text:p>深坑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深坑國中</text:p>
          </table:table-cell>
          <table:table-cell office:value-type="string" table:style-name="ce7">
            <text:p>最低標</text:p>
          </table:table-cell>
          <table:table-cell office:value-type="string" table:style-name="ce7">
            <text:p>資達企業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充實英語教學環境及設備計畫</text:p>
          </table:table-cell>
          <table:table-cell office:value-type="string" table:style-name="ce7">
            <text:p>頭前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頭前國中</text:p>
          </table:table-cell>
          <table:table-cell office:value-type="string" table:style-name="ce7">
            <text:p>最低標</text:p>
          </table:table-cell>
          <table:table-cell office:value-type="string" table:style-name="ce7">
            <text:p>藝成室內設計裝修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銀髮俱樂部整修工程申請計畫</text:p>
          </table:table-cell>
          <table:table-cell office:value-type="string" table:style-name="ce7">
            <text:p>豐年國小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豐年國小</text:p>
          </table:table-cell>
          <table:table-cell office:value-type="string" table:style-name="ce7">
            <text:p>刻正辦理經費變更，並預計8月初招標。</text:p>
          </table:table-cell>
          <table:table-cell office:value-type="string" table:style-name="ce7">
            <text:p>刻正辦理經費變更，並預計8月初招標。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籃、排(網)球場整建計畫</text:p>
          </table:table-cell>
          <table:table-cell office:value-type="string" table:style-name="ce7">
            <text:p>淡江高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淡江高中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中信興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及充實教學環境設備</text:p>
          </table:table-cell>
          <table:table-cell office:value-type="string" table:style-name="ce7">
            <text:p>汐止國中</text:p>
          </table:table-cell>
          <table:table-cell office:value-type="float" office:value="279" table:style-name="ce6">
            <text:p>279<text:s/></text:p>
          </table:table-cell>
          <table:table-cell office:value-type="float" office:value="279" table:style-name="ce6">
            <text:p>27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汐止國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莎發匞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綜合球場地平整修工程</text:p>
          </table:table-cell>
          <table:table-cell office:value-type="string" table:style-name="ce7">
            <text:p>義學國小</text:p>
          </table:table-cell>
          <table:table-cell office:value-type="float" office:value="105" table:style-name="ce6">
            <text:p>105<text:s/></text:p>
          </table:table-cell>
          <table:table-cell office:value-type="float" office:value="105" table:style-name="ce6">
            <text:p>10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義學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合金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運動場階梯修繕採購計畫</text:p>
          </table:table-cell>
          <table:table-cell office:value-type="string" table:style-name="ce7">
            <text:p>昌福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昌福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立鼎室內裝修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年度教育部體育署補助設置更衣沐浴間計畫</text:p>
          </table:table-cell>
          <table:table-cell office:value-type="string" table:style-name="ce7">
            <text:p>新泰國中</text:p>
          </table:table-cell>
          <table:table-cell office:value-type="float" office:value="618" table:style-name="ce6">
            <text:p>618<text:s/></text:p>
          </table:table-cell>
          <table:table-cell office:value-type="float" office:value="618" table:style-name="ce6">
            <text:p>61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泰國中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陸昇土木包工業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足球場第夜間照明設備</text:p>
          </table:table-cell>
          <table:table-cell office:value-type="string" table:style-name="ce7">
            <text:p>雙峰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雙峰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昱賢企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(地下室)韻律教室改善實施計畫</text:p>
          </table:table-cell>
          <table:table-cell office:value-type="string" table:style-name="ce7">
            <text:p>新和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和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住商室內裝飾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滾球運動推展計畫</text:p>
          </table:table-cell>
          <table:table-cell office:value-type="string" table:style-name="ce7">
            <text:p>青山國中小</text:p>
          </table:table-cell>
          <table:table-cell office:value-type="float" office:value="166" table:style-name="ce6">
            <text:p>166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青山國中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1.財團法人私立同舟發展中心2.博田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運動場修繕暨教學區牆面油漆粉刷</text:p>
          </table:table-cell>
          <table:table-cell office:value-type="string" table:style-name="ce7">
            <text:p>永平高中</text:p>
          </table:table-cell>
          <table:table-cell office:value-type="float" office:value="370" table:style-name="ce6">
            <text:p>370<text:s/></text:p>
          </table:table-cell>
          <table:table-cell office:value-type="float" office:value="370" table:style-name="ce6">
            <text:p>37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永平高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1.信興油漆行2.琨植企業社3.王朝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學年度室內射箭場整修</text:p>
          </table:table-cell>
          <table:table-cell office:value-type="string" table:style-name="ce7">
            <text:p>中園國小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園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鼎上豐興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資源班教室設備採購</text:p>
          </table:table-cell>
          <table:table-cell office:value-type="string" table:style-name="ce7">
            <text:p>光榮國小</text:p>
          </table:table-cell>
          <table:table-cell office:value-type="float" office:value="150" table:style-name="ce6">
            <text:p>150<text:s/></text:p>
          </table:table-cell>
          <table:table-cell office:value-type="float" office:value="109" table:style-name="ce6">
            <text:p>10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光榮國小</text:p>
          </table:table-cell>
          <table:table-cell office:value-type="string" table:style-name="ce7">
            <text:p>尚未完成招標</text:p>
          </table:table-cell>
          <table:table-cell office:value-type="string" table:style-name="ce7">
            <text:p>無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無障礙校園計畫</text:p>
          </table:table-cell>
          <table:table-cell office:value-type="string" table:style-name="ce7">
            <text:p>江翠國中</text:p>
          </table:table-cell>
          <table:table-cell office:value-type="float" office:value="470" table:style-name="ce6">
            <text:p>470<text:s/></text:p>
          </table:table-cell>
          <table:table-cell office:value-type="float" office:value="470" table:style-name="ce6">
            <text:p>47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江翠國中</text:p>
          </table:table-cell>
          <table:table-cell office:value-type="string" table:style-name="ce7">
            <text:p>尚未完成招標</text:p>
          </table:table-cell>
          <table:table-cell office:value-type="string" table:style-name="ce7">
            <text:p>無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國標舞社團發展實施計畫</text:p>
          </table:table-cell>
          <table:table-cell office:value-type="string" table:style-name="ce7">
            <text:p>新和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和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住商室內裝修有限公司</text:p>
          </table:table-cell>
          <table:table-cell table:number-columns-repeated="16376"/>
        </table:table-row>
        <table:table-row table:style-name="ro11">
          <table:table-cell office:value-type="string" table:style-name="ce7">
            <text:p>教學環境改善</text:p>
          </table:table-cell>
          <table:table-cell office:value-type="string" table:style-name="ce7">
            <text:p>安和國小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安和國小</text:p>
          </table:table-cell>
          <table:table-cell office:value-type="string" table:style-name="ce7">
            <text:p>公開取得書面報價採最低價決標</text:p>
          </table:table-cell>
          <table:table-cell office:value-type="string" table:style-name="ce7">
            <text:p>103年6月11日公告及103年6月20日公告後均流標，預計於103年7月7日辦理第3次公告招標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幼兒園環$設備改善</text:p>
          </table:table-cell>
          <table:table-cell office:value-type="string" table:style-name="ce7">
            <text:p>大豐國小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大豐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健智幼教用品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教學環境設備</text:p>
          </table:table-cell>
          <table:table-cell office:value-type="string" table:style-name="ce7">
            <text:p>金山幼兒原</text:p>
          </table:table-cell>
          <table:table-cell office:value-type="float" office:value="96" table:style-name="ce6">
            <text:p>96<text:s/></text:p>
          </table:table-cell>
          <table:table-cell office:value-type="float" office:value="96" table:style-name="ce6">
            <text:p>96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金山幼兒原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伸典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教學環境設備</text:p>
          </table:table-cell>
          <table:table-cell office:value-type="string" table:style-name="ce7">
            <text:p>新埔國中附設幼兒園</text:p>
          </table:table-cell>
          <table:table-cell office:value-type="float" office:value="80" table:style-name="ce6">
            <text:p>80<text:s/></text:p>
          </table:table-cell>
          <table:table-cell office:value-type="float" office:value="31" table:style-name="ce6">
            <text:p>3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埔國中附設幼兒園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宜勁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附設幼兒園設施及學童廁所設施改善計畫</text:p>
          </table:table-cell>
          <table:table-cell office:value-type="string" table:style-name="ce7">
            <text:p>正義國小</text:p>
          </table:table-cell>
          <table:table-cell office:value-type="float" office:value="98" table:style-name="ce6">
            <text:p>98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正義國小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上泓企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幼兒園環境改善</text:p>
          </table:table-cell>
          <table:table-cell office:value-type="string" table:style-name="ce7">
            <text:p>育林國小</text:p>
          </table:table-cell>
          <table:table-cell office:value-type="float" office:value="98" table:style-name="ce6">
            <text:p>98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育林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叡陞實業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幼兒園教室及遊戲場地</text:p>
          </table:table-cell>
          <table:table-cell office:value-type="string" table:style-name="ce7">
            <text:p>民義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60" table:style-name="ce6">
            <text:p>6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民義國小</text:p>
          </table:table-cell>
          <table:table-cell office:value-type="string" table:style-name="ce7">
            <text:p>尚未發包</text:p>
          </table:table-cell>
          <table:table-cell office:value-type="string" table:style-name="ce7">
            <text:p>尚未發包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附設幼兒園整修工程計畫</text:p>
          </table:table-cell>
          <table:table-cell office:value-type="string" table:style-name="ce7">
            <text:p>新埔國中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埔國中</text:p>
          </table:table-cell>
          <table:table-cell office:value-type="string" table:style-name="ce7">
            <text:p>尚未發包</text:p>
          </table:table-cell>
          <table:table-cell office:value-type="string" table:style-name="ce7">
            <text:p>尚未發包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附設幼兒園水塔旁圍籬整修工程</text:p>
          </table:table-cell>
          <table:table-cell office:value-type="string" table:style-name="ce7">
            <text:p>新埔國中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埔國中</text:p>
          </table:table-cell>
          <table:table-cell office:value-type="string" table:style-name="ce7">
            <text:p>尚未發包</text:p>
          </table:table-cell>
          <table:table-cell office:value-type="string" table:style-name="ce7">
            <text:p>尚未發包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中央川堂改善計畫</text:p>
          </table:table-cell>
          <table:table-cell office:value-type="string" table:style-name="ce7">
            <text:p>新泰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泰國小</text:p>
          </table:table-cell>
          <table:table-cell office:value-type="string" table:style-name="ce7">
            <text:p>公開取得企畫書</text:p>
          </table:table-cell>
          <table:table-cell office:value-type="string" table:style-name="ce7">
            <text:p>童心園營造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新增池面監視系統及廣播系統改善計畫</text:p>
          </table:table-cell>
          <table:table-cell office:value-type="string" table:style-name="ce7">
            <text:p>安溪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安溪國小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環視科技實業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C棟專科教室斜屋頂漏水整修工程</text:p>
          </table:table-cell>
          <table:table-cell office:value-type="string" table:style-name="ce7">
            <text:p>水源國小</text:p>
          </table:table-cell>
          <table:table-cell office:value-type="float" office:value="98" table:style-name="ce6">
            <text:p>98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水源國小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銘津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安全及教學設施改善</text:p>
          </table:table-cell>
          <table:table-cell office:value-type="string" table:style-name="ce7">
            <text:p>萬里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萬里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建成土木包工業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蝶影舞台兩側樓梯整修計畫</text:p>
          </table:table-cell>
          <table:table-cell office:value-type="string" table:style-name="ce7">
            <text:p>建國國小</text:p>
          </table:table-cell>
          <table:table-cell office:value-type="float" office:value="98" table:style-name="ce6">
            <text:p>98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建國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育華商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監視系統新增改善</text:p>
          </table:table-cell>
          <table:table-cell office:value-type="string" table:style-name="ce7">
            <text:p>大崁國小</text:p>
          </table:table-cell>
          <table:table-cell office:value-type="float" office:value="307" table:style-name="ce6">
            <text:p>307<text:s/></text:p>
          </table:table-cell>
          <table:table-cell office:value-type="float" office:value="307" table:style-name="ce6">
            <text:p>30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大崁國小</text:p>
          </table:table-cell>
          <table:table-cell office:value-type="string" table:style-name="ce7">
            <text:p>公開取得企畫書</text:p>
          </table:table-cell>
          <table:table-cell office:value-type="string" table:style-name="ce7">
            <text:p>嘉俊安全系統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及充實教學環境設備計畫</text:p>
          </table:table-cell>
          <table:table-cell office:value-type="string" table:style-name="ce7">
            <text:p>德音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德音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路戰隊商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環境改善-走廊地磚修繕</text:p>
          </table:table-cell>
          <table:table-cell office:value-type="string" table:style-name="ce7">
            <text:p>鷺江國中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鷺江國中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峻威環有限公司、和祥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親子美化工程</text:p>
          </table:table-cell>
          <table:table-cell office:value-type="string" table:style-name="ce7">
            <text:p>十分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十分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美熙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監視設備改善計畫</text:p>
          </table:table-cell>
          <table:table-cell office:value-type="string" table:style-name="ce7">
            <text:p>新埔國中</text:p>
          </table:table-cell>
          <table:table-cell office:value-type="float" office:value="49" table:style-name="ce6">
            <text:p>49<text:s/></text:p>
          </table:table-cell>
          <table:table-cell office:value-type="float" office:value="48" table:style-name="ce6">
            <text:p>4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埔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喬展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加裝監視設備計畫</text:p>
          </table:table-cell>
          <table:table-cell office:value-type="string" table:style-name="ce7">
            <text:p>成州國小</text:p>
          </table:table-cell>
          <table:table-cell office:value-type="float" office:value="97" table:style-name="ce6">
            <text:p>97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成州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匯成視訊網通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改善教學環境設備</text:p>
          </table:table-cell>
          <table:table-cell office:value-type="string" table:style-name="ce7">
            <text:p>石門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石門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揚德廣告社、寬林有限公司、佳一窗簾宅修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原住民資源教室環境改善及設備擴充計畫</text:p>
          </table:table-cell>
          <table:table-cell office:value-type="string" table:style-name="ce7">
            <text:p>樹林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樹林高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米路哈勇藝術工作室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班級書包櫃及木地板面層更新</text:p>
          </table:table-cell>
          <table:table-cell office:value-type="string" table:style-name="ce7">
            <text:p>雙峰國小</text:p>
          </table:table-cell>
          <table:table-cell office:value-type="float" office:value="250" table:style-name="ce6">
            <text:p>250<text:s/></text:p>
          </table:table-cell>
          <table:table-cell office:value-type="float" office:value="218" table:style-name="ce6">
            <text:p>21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雙峰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喬木室內裝修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教師研究室改善工程</text:p>
          </table:table-cell>
          <table:table-cell office:value-type="string" table:style-name="ce7">
            <text:p>五華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五華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喬木室內裝修企業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上半年改善教學環境設施計畫</text:p>
          </table:table-cell>
          <table:table-cell office:value-type="string" table:style-name="ce7">
            <text:p>石碇國小</text:p>
          </table:table-cell>
          <table:table-cell office:value-type="float" office:value="190" table:style-name="ce6">
            <text:p>190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石碇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震德室內裝修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廁所安全環境改善</text:p>
          </table:table-cell>
          <table:table-cell office:value-type="string" table:style-name="ce7">
            <text:p>大崁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大崁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全棋鋁業工程行、全欣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申請改善教學環境設備-大門擋土牆飾面修復工程</text:p>
          </table:table-cell>
          <table:table-cell office:value-type="string" table:style-name="ce7">
            <text:p>米昌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米昌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陸昇土木包工業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及充實教學環境設備</text:p>
          </table:table-cell>
          <table:table-cell office:value-type="string" table:style-name="ce7">
            <text:p>汐止國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汐止國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台灣輕工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圖書館陶板佈告欄施作工程</text:p>
          </table:table-cell>
          <table:table-cell office:value-type="string" table:style-name="ce7">
            <text:p>建國國小</text:p>
          </table:table-cell>
          <table:table-cell office:value-type="float" office:value="98" table:style-name="ce6">
            <text:p>98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建國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陶然工坊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家政教室設備修繕計畫</text:p>
          </table:table-cell>
          <table:table-cell office:value-type="string" table:style-name="ce7">
            <text:p>坪林國中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847" table:style-name="ce6">
            <text:p>84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坪林國中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利翰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教室天花板</text:p>
          </table:table-cell>
          <table:table-cell office:value-type="string" table:style-name="ce7">
            <text:p>民義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民義國小</text:p>
          </table:table-cell>
          <table:table-cell office:value-type="string" table:style-name="ce7">
            <text:p>公開取得報價單流標改採限制性招標</text:p>
          </table:table-cell>
          <table:table-cell office:value-type="string" table:style-name="ce7">
            <text:p>樵雅室內裝修設計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多功能教學空間改善工程</text:p>
          </table:table-cell>
          <table:table-cell office:value-type="string" table:style-name="ce7">
            <text:p>永定國小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永定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震德室內裝修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教學環境暨設備</text:p>
          </table:table-cell>
          <table:table-cell office:value-type="string" table:style-name="ce7">
            <text:p>崇林國中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崇林國中</text:p>
          </table:table-cell>
          <table:table-cell office:value-type="string" table:style-name="ce7">
            <text:p>公開取得書面報價</text:p>
          </table:table-cell>
          <table:table-cell office:value-type="string" table:style-name="ce7">
            <text:p>久弘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行政大樓禮堂整修工程</text:p>
          </table:table-cell>
          <table:table-cell office:value-type="string" table:style-name="ce7">
            <text:p>水源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水源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宏龍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教室門窗、窗簾及地板</text:p>
          </table:table-cell>
          <table:table-cell office:value-type="string" table:style-name="ce7">
            <text:p>民義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民義國小</text:p>
          </table:table-cell>
          <table:table-cell office:value-type="string" table:style-name="ce7">
            <text:p>1.限制性招標2.公開取得報價單3.限制性招標</text:p>
          </table:table-cell>
          <table:table-cell office:value-type="string" table:style-name="ce7">
            <text:p>金利豐企業社、朱臣企業有限公司、喬琪亞裝潢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一樓洗手台修繕工程</text:p>
          </table:table-cell>
          <table:table-cell office:value-type="string" table:style-name="ce7">
            <text:p>十分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十分國小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連升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教學樓走廊天花板及風雨操場側牆粉刷</text:p>
          </table:table-cell>
          <table:table-cell office:value-type="string" table:style-name="ce7">
            <text:p>雙峰國小</text:p>
          </table:table-cell>
          <table:table-cell office:value-type="float" office:value="230" table:style-name="ce6">
            <text:p>230<text:s/></text:p>
          </table:table-cell>
          <table:table-cell office:value-type="float" office:value="230" table:style-name="ce6">
            <text:p>23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雙峰國小</text:p>
          </table:table-cell>
          <table:table-cell office:value-type="string" table:style-name="ce7">
            <text:p>公開報價或企劃書</text:p>
          </table:table-cell>
          <table:table-cell office:value-type="string" table:style-name="ce7">
            <text:p>興億室內裝修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綠美化校園環境</text:p>
          </table:table-cell>
          <table:table-cell office:value-type="string" table:style-name="ce7">
            <text:p>頭前國中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頭前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三和種苗園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平溪書齋修繕計畫</text:p>
          </table:table-cell>
          <table:table-cell office:value-type="string" table:style-name="ce7">
            <text:p>平溪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平溪國小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洲際聯合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教室老舊窗戶更新</text:p>
          </table:table-cell>
          <table:table-cell office:value-type="string" table:style-name="ce7">
            <text:p>老梅國小</text:p>
          </table:table-cell>
          <table:table-cell office:value-type="float" office:value="160" table:style-name="ce6">
            <text:p>160<text:s/></text:p>
          </table:table-cell>
          <table:table-cell office:value-type="float" office:value="160" table:style-name="ce6">
            <text:p>16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老梅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聯勝室內裝修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舍粉刷工程計畫</text:p>
          </table:table-cell>
          <table:table-cell office:value-type="string" table:style-name="ce7">
            <text:p>八里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八里國中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宏竣油漆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充實教學環境設備-更新教室公佈欄</text:p>
          </table:table-cell>
          <table:table-cell office:value-type="string" table:style-name="ce7">
            <text:p>中港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港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視學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監視器設備改善工程（第二期）</text:p>
          </table:table-cell>
          <table:table-cell office:value-type="string" table:style-name="ce7">
            <text:p>實踐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實踐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圓碩國際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學生課外活動設施修繕計畫</text:p>
          </table:table-cell>
          <table:table-cell office:value-type="string" table:style-name="ce7">
            <text:p>長坑國小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長坑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永諒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多功能教學成果展示板</text:p>
          </table:table-cell>
          <table:table-cell office:value-type="string" table:style-name="ce7">
            <text:p>正義國小</text:p>
          </table:table-cell>
          <table:table-cell office:value-type="float" office:value="95" table:style-name="ce6">
            <text:p>95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正義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澳亞室內裝修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藝文展廊展示櫥窗設置計畫</text:p>
          </table:table-cell>
          <table:table-cell office:value-type="string" table:style-name="ce7">
            <text:p>中和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和國小</text:p>
          </table:table-cell>
          <table:table-cell office:value-type="string" table:style-name="ce7">
            <text:p>公開取得報價單或企劃書</text:p>
          </table:table-cell>
          <table:table-cell office:value-type="string" table:style-name="ce7">
            <text:p>新象學辰室內裝修設計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太陽能庭園燈安裝工程</text:p>
          </table:table-cell>
          <table:table-cell office:value-type="string" table:style-name="ce7">
            <text:p>十分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十分國小</text:p>
          </table:table-cell>
          <table:table-cell office:value-type="string" table:style-name="ce7">
            <text:p>逕洽廠商議價</text:p>
          </table:table-cell>
          <table:table-cell office:value-type="string" table:style-name="ce7">
            <text:p>視積通科技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彩蝶園整修工程</text:p>
          </table:table-cell>
          <table:table-cell office:value-type="string" table:style-name="ce7">
            <text:p>介壽國小</text:p>
          </table:table-cell>
          <table:table-cell office:value-type="float" office:value="900" table:style-name="ce6">
            <text:p>900<text:s/></text:p>
          </table:table-cell>
          <table:table-cell office:value-type="float" office:value="858" table:style-name="ce6">
            <text:p>85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介壽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固德興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學校設施環境改善計畫</text:p>
          </table:table-cell>
          <table:table-cell office:value-type="string" table:style-name="ce7">
            <text:p>更寮國小</text:p>
          </table:table-cell>
          <table:table-cell office:value-type="float" office:value="80" table:style-name="ce6">
            <text:p>80<text:s/></text:p>
          </table:table-cell>
          <table:table-cell office:value-type="float" office:value="73" table:style-name="ce6">
            <text:p>73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更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和洋工程行、鄭文凱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學校設施，增建琴房計畫</text:p>
          </table:table-cell>
          <table:table-cell office:value-type="string" table:style-name="ce7">
            <text:p>私立淡江高中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私立淡江高中</text:p>
          </table:table-cell>
          <table:table-cell office:value-type="string" table:style-name="ce7">
            <text:p>公開資訊於學校網站</text:p>
          </table:table-cell>
          <table:table-cell office:value-type="string" table:style-name="ce7">
            <text:p>原砌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沐風樓走廊、樓梯牆面整修及粉刷工程</text:p>
          </table:table-cell>
          <table:table-cell office:value-type="string" table:style-name="ce7">
            <text:p>頭前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頭前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彩星油漆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竹屋步道及蝴蝶觀察區生態步道改善計畫</text:p>
          </table:table-cell>
          <table:table-cell office:value-type="string" table:style-name="ce7">
            <text:p>五寮國小</text:p>
          </table:table-cell>
          <table:table-cell office:value-type="float" office:value="95" table:style-name="ce6">
            <text:p>95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五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佳旺景觀園藝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學年度充實英語教學設備計畫</text:p>
          </table:table-cell>
          <table:table-cell office:value-type="string" table:style-name="ce7">
            <text:p>江翠國小</text:p>
          </table:table-cell>
          <table:table-cell office:value-type="float" office:value="427" table:style-name="ce6">
            <text:p>427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江翠國小</text:p>
          </table:table-cell>
          <table:table-cell office:value-type="string" table:style-name="ce7">
            <text:p>公開取得企劃書改採限制性招標</text:p>
          </table:table-cell>
          <table:table-cell office:value-type="string" table:style-name="ce7">
            <text:p>庭林生活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舞蹈教室整修案</text:p>
          </table:table-cell>
          <table:table-cell office:value-type="string" table:style-name="ce7">
            <text:p>中正國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正國中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富恒室內裝修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新增監視器採購</text:p>
          </table:table-cell>
          <table:table-cell office:value-type="string" table:style-name="ce7">
            <text:p>籠埔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籠埔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益通科技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電腦教室冷氣設備汰換計畫、設備汰換與增購計畫、雨水回收工程計畫及行政花圃整建計畫</text:p>
          </table:table-cell>
          <table:table-cell office:value-type="string" table:style-name="ce7">
            <text:p>義學國中</text:p>
          </table:table-cell>
          <table:table-cell office:value-type="float" office:value="500" table:style-name="ce6">
            <text:p>500<text:s/></text:p>
          </table:table-cell>
          <table:table-cell office:value-type="float" office:value="190" table:style-name="ce6">
            <text:p>19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義學國中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崴泰工程有限公司、亞青設計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辦公環境改善計畫</text:p>
          </table:table-cell>
          <table:table-cell office:value-type="string" table:style-name="ce7">
            <text:p>深坑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101" table:style-name="ce6">
            <text:p>10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深坑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圳朗土木包工業、巴布室內裝修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學年度辦公設備改善</text:p>
          </table:table-cell>
          <table:table-cell office:value-type="string" table:style-name="ce7">
            <text:p>成功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成功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賀吉與慕尼壁畫團隊/鍾誠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監視系統增設計畫</text:p>
          </table:table-cell>
          <table:table-cell office:value-type="string" table:style-name="ce7">
            <text:p>大埔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大埔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環視科技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監視系統建志工程</text:p>
          </table:table-cell>
          <table:table-cell office:value-type="string" table:style-name="ce7">
            <text:p>義學國小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義學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遠慎科技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節水設備改善計畫</text:p>
          </table:table-cell>
          <table:table-cell office:value-type="string" table:style-name="ce7">
            <text:p>土城國小</text:p>
          </table:table-cell>
          <table:table-cell office:value-type="float" office:value="250" table:style-name="ce6">
            <text:p>250<text:s/></text:p>
          </table:table-cell>
          <table:table-cell office:value-type="float" office:value="250" table:style-name="ce6">
            <text:p>2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土城國小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叡陞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內設備修繕更新暨發展學校特色</text:p>
          </table:table-cell>
          <table:table-cell office:value-type="string" table:style-name="ce7">
            <text:p>麗園國小</text:p>
          </table:table-cell>
          <table:table-cell office:value-type="float" office:value="400" table:style-name="ce6">
            <text:p>400<text:s/></text:p>
          </table:table-cell>
          <table:table-cell office:value-type="float" office:value="275" table:style-name="ce6">
            <text:p>27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麗園國小</text:p>
          </table:table-cell>
          <table:table-cell office:value-type="string" table:style-name="ce7">
            <text:p>逕洽廠商、公開取得企劃書</text:p>
          </table:table-cell>
          <table:table-cell office:value-type="string" table:style-name="ce7">
            <text:p>錦昇土木包工業有限公司、木匠室內裝修工作室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音樂教室改建計畫</text:p>
          </table:table-cell>
          <table:table-cell office:value-type="string" table:style-name="ce7">
            <text:p>永和國小</text:p>
          </table:table-cell>
          <table:table-cell office:value-type="float" office:value="700" table:style-name="ce6">
            <text:p>700<text:s/></text:p>
          </table:table-cell>
          <table:table-cell office:value-type="float" office:value="658" table:style-name="ce6">
            <text:p>65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永和國小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陸昇土木包工業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學年高壓變電站電力設備換裝工程</text:p>
          </table:table-cell>
          <table:table-cell office:value-type="string" table:style-name="ce7">
            <text:p>義學國中</text:p>
          </table:table-cell>
          <table:table-cell office:value-type="float" office:value="44" table:style-name="ce6">
            <text:p>44<text:s/></text:p>
          </table:table-cell>
          <table:table-cell office:value-type="float" office:value="44" table:style-name="ce6">
            <text:p>44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義學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震聯電業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用電設施監控系統計畫</text:p>
          </table:table-cell>
          <table:table-cell office:value-type="string" table:style-name="ce7">
            <text:p>蘆洲國中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蘆洲國中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綠能國際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第二會議室新建工程</text:p>
          </table:table-cell>
          <table:table-cell office:value-type="string" table:style-name="ce7">
            <text:p>中平國中</text:p>
          </table:table-cell>
          <table:table-cell office:value-type="float" office:value="780" table:style-name="ce6">
            <text:p>780<text:s/></text:p>
          </table:table-cell>
          <table:table-cell office:value-type="float" office:value="611" table:style-name="ce6">
            <text:p>61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平國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馨程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風雨操場外圍地坪整修工程</text:p>
          </table:table-cell>
          <table:table-cell office:value-type="string" table:style-name="ce7">
            <text:p>育林國小</text:p>
          </table:table-cell>
          <table:table-cell office:value-type="float" office:value="230" table:style-name="ce6">
            <text:p>230<text:s/></text:p>
          </table:table-cell>
          <table:table-cell office:value-type="float" office:value="229" table:style-name="ce6">
            <text:p>22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育林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宸悅設計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改善及充實教學環境設備申請計畫</text:p>
          </table:table-cell>
          <table:table-cell office:value-type="string" table:style-name="ce7">
            <text:p>網溪國小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網溪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永松發室內裝修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木造平台圍欄設施</text:p>
          </table:table-cell>
          <table:table-cell office:value-type="string" table:style-name="ce7">
            <text:p>雙溪國小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雙溪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羅緻景觀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節水設備改善計畫</text:p>
          </table:table-cell>
          <table:table-cell office:value-type="string" table:style-name="ce7">
            <text:p>鶯歌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鶯歌國小</text:p>
          </table:table-cell>
          <table:table-cell office:value-type="string" table:style-name="ce7">
            <text:p>共同供應契約採購</text:p>
          </table:table-cell>
          <table:table-cell office:value-type="string" table:style-name="ce7">
            <text:p>叡陞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設備經費（廁所鋁門更新）</text:p>
          </table:table-cell>
          <table:table-cell office:value-type="string" table:style-name="ce7">
            <text:p>貢寮國小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貢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超義金屬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情境教學空間改善計畫</text:p>
          </table:table-cell>
          <table:table-cell office:value-type="string" table:style-name="ce7">
            <text:p>昌福國小</text:p>
          </table:table-cell>
          <table:table-cell office:value-type="float" office:value="220" table:style-name="ce6">
            <text:p>220<text:s/></text:p>
          </table:table-cell>
          <table:table-cell office:value-type="float" office:value="66" table:style-name="ce6">
            <text:p>66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昌福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聯安室內裝修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學校設施環境改善計畫</text:p>
          </table:table-cell>
          <table:table-cell office:value-type="string" table:style-name="ce7">
            <text:p>更寮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更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權益有限公司、佢翔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教室裝設紗窗紗門工程</text:p>
          </table:table-cell>
          <table:table-cell office:value-type="string" table:style-name="ce7">
            <text:p>十分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十分國小</text:p>
          </table:table-cell>
          <table:table-cell office:value-type="string" table:style-name="ce7">
            <text:p>公開取得報價單改採限制性招標</text:p>
          </table:table-cell>
          <table:table-cell office:value-type="string" table:style-name="ce7">
            <text:p>禮門鋁業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高中電腦教室（二）高架地板改善計畫</text:p>
          </table:table-cell>
          <table:table-cell office:value-type="string" table:style-name="ce7">
            <text:p>金山高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金山高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德亞興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大視聽教室地坪改善工程</text:p>
          </table:table-cell>
          <table:table-cell office:value-type="string" table:style-name="ce7">
            <text:p>重慶國小</text:p>
          </table:table-cell>
          <table:table-cell office:value-type="float" office:value="800" table:style-name="ce6">
            <text:p>800<text:s/></text:p>
          </table:table-cell>
          <table:table-cell office:value-type="float" office:value="800" table:style-name="ce6">
            <text:p>8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重慶國小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根連營造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監視設備增設工程計畫</text:p>
          </table:table-cell>
          <table:table-cell office:value-type="string" table:style-name="ce7">
            <text:p>育德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育德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叡陞實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階梯及伸縮縫防滑改善</text:p>
          </table:table-cell>
          <table:table-cell office:value-type="string" table:style-name="ce7">
            <text:p>興南國小</text:p>
          </table:table-cell>
          <table:table-cell office:value-type="float" office:value="245" table:style-name="ce6">
            <text:p>245<text:s/></text:p>
          </table:table-cell>
          <table:table-cell office:value-type="float" office:value="245" table:style-name="ce6">
            <text:p>24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興南國小</text:p>
          </table:table-cell>
          <table:table-cell office:value-type="string" table:style-name="ce7">
            <text:p>公開取得報價單或企劃書</text:p>
          </table:table-cell>
          <table:table-cell office:value-type="string" table:style-name="ce7">
            <text:p>幼祥企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圍牆安全圍籬增設工程</text:p>
          </table:table-cell>
          <table:table-cell office:value-type="string" table:style-name="ce7">
            <text:p>樟樹國小</text:p>
          </table:table-cell>
          <table:table-cell office:value-type="float" office:value="221" table:style-name="ce6">
            <text:p>221<text:s/></text:p>
          </table:table-cell>
          <table:table-cell office:value-type="float" office:value="221" table:style-name="ce6">
            <text:p>22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樟樹國小</text:p>
          </table:table-cell>
          <table:table-cell office:value-type="string" table:style-name="ce7">
            <text:p>公開取得書面報價單</text:p>
          </table:table-cell>
          <table:table-cell office:value-type="string" table:style-name="ce7">
            <text:p>三杰藝術鍛造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年度申請改善教學環境設備（鐵皮屋頂修換）計畫</text:p>
          </table:table-cell>
          <table:table-cell office:value-type="string" table:style-name="ce7">
            <text:p>平溪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平溪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閎國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低年級教室空間室內整修計畫</text:p>
          </table:table-cell>
          <table:table-cell office:value-type="string" table:style-name="ce7">
            <text:p>頂埔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頂埔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恆義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走廊油漆修補工程</text:p>
          </table:table-cell>
          <table:table-cell office:value-type="string" table:style-name="ce7">
            <text:p>育林國小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育林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泓凱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鳳祥樓三樓女廁所改善工程</text:p>
          </table:table-cell>
          <table:table-cell office:value-type="string" table:style-name="ce7">
            <text:p>丹鳳高中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丹鳳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研造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安全防護設施改善</text:p>
          </table:table-cell>
          <table:table-cell office:value-type="string" table:style-name="ce7">
            <text:p>蘆洲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蘆洲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康保企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環境設備改善計畫</text:p>
          </table:table-cell>
          <table:table-cell office:value-type="string" table:style-name="ce7">
            <text:p>頭前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191" table:style-name="ce6">
            <text:p>19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頭前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木匠室內裝修工作室、力丞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光影走道及東山農場修繕</text:p>
          </table:table-cell>
          <table:table-cell office:value-type="string" table:style-name="ce7">
            <text:p>東山國小</text:p>
          </table:table-cell>
          <table:table-cell office:value-type="float" office:value="83" table:style-name="ce6">
            <text:p>83<text:s/></text:p>
          </table:table-cell>
          <table:table-cell office:value-type="float" office:value="83" table:style-name="ce6">
            <text:p>83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東山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正弘鋁門窗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學年度行政大樓油漆修繕計畫</text:p>
          </table:table-cell>
          <table:table-cell office:value-type="string" table:style-name="ce7">
            <text:p>中山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山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原泰油漆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學年度新北市光榮國民小學改善圖書館地板計畫</text:p>
          </table:table-cell>
          <table:table-cell office:value-type="string" table:style-name="ce7">
            <text:p>光榮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8" table:style-name="ce6">
            <text:p>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光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康保企業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技藝大樓修繕計畫</text:p>
          </table:table-cell>
          <table:table-cell office:value-type="string" table:style-name="ce7">
            <text:p>萬里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96" table:style-name="ce6">
            <text:p>96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萬里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振工程行、銓通通信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年度國高中化糞池改善工程</text:p>
          </table:table-cell>
          <table:table-cell office:value-type="string" table:style-name="ce7">
            <text:p>金山高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金山高中</text:p>
          </table:table-cell>
          <table:table-cell office:value-type="string" table:style-name="ce22">
            <text:p>公開取得書面報價</text:p>
          </table:table-cell>
          <table:table-cell office:value-type="string" table:style-name="ce22">
            <text:p>環康實業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生態池暨教室窗簾盒設置工程</text:p>
          </table:table-cell>
          <table:table-cell office:value-type="string" table:style-name="ce7">
            <text:p>民義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民義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上申營造有限公司、世進木器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視聽教室修繕計畫</text:p>
          </table:table-cell>
          <table:table-cell office:value-type="string" table:style-name="ce7">
            <text:p>五寮國小</text:p>
          </table:table-cell>
          <table:table-cell office:value-type="float" office:value="50" table:style-name="ce6">
            <text:p>50<text:s/></text:p>
          </table:table-cell>
          <table:table-cell office:value-type="float" office:value="38" table:style-name="ce6">
            <text:p>3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五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豐上木材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警衛室廁所改善</text:p>
          </table:table-cell>
          <table:table-cell office:value-type="string" table:style-name="ce7">
            <text:p>五寮國小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五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合建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川堂機能提升計畫</text:p>
          </table:table-cell>
          <table:table-cell office:value-type="string" table:style-name="ce7">
            <text:p>鷺江國小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988" table:style-name="ce6">
            <text:p>98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鷺江國小</text:p>
          </table:table-cell>
          <table:table-cell office:value-type="string" table:style-name="ce7">
            <text:p>公開取得企畫書</text:p>
          </table:table-cell>
          <table:table-cell office:value-type="string" table:style-name="ce7">
            <text:p>乾靖國際設計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校園設施及環境改善</text:p>
          </table:table-cell>
          <table:table-cell office:value-type="string" table:style-name="ce7">
            <text:p>萬里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萬里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元昇土木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檔案室及會議室整理工程</text:p>
          </table:table-cell>
          <table:table-cell office:value-type="string" table:style-name="ce7">
            <text:p>瑞芳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瑞芳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宏振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學校設施環境改善計畫</text:p>
          </table:table-cell>
          <table:table-cell office:value-type="string" table:style-name="ce7">
            <text:p>更寮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23" table:style-name="ce6">
            <text:p>23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更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清文實業股份有限公司和創時代有限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2學年度景觀節能隔熱窗施作計畫</text:p>
          </table:table-cell>
          <table:table-cell office:value-type="string" table:style-name="ce7">
            <text:p>忠義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忠義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駿業鋼鋁門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思賢樓增設雨遮工程計畫</text:p>
          </table:table-cell>
          <table:table-cell office:value-type="string" table:style-name="ce7">
            <text:p>樂利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231" table:style-name="ce6">
            <text:p>23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樂利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永振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LED彩色顯示屏設備及校門改善工程</text:p>
          </table:table-cell>
          <table:table-cell office:value-type="string" table:style-name="ce7">
            <text:p>明志國小</text:p>
          </table:table-cell>
          <table:table-cell office:value-type="float" office:value="500" table:style-name="ce6">
            <text:p>5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明志國小</text:p>
          </table:table-cell>
          <table:table-cell office:value-type="string" table:style-name="ce7">
            <text:p>公開取得報價單、逕洽廠商</text:p>
          </table:table-cell>
          <table:table-cell office:value-type="string" table:style-name="ce7">
            <text:p>輝雄科技有限公司、辰茂營造工程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陶藝牆及環境設備改善計畫</text:p>
          </table:table-cell>
          <table:table-cell office:value-type="string" table:style-name="ce7">
            <text:p>頭前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頭前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立丞工程行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教學環境改善暨設備添購計畫</text:p>
          </table:table-cell>
          <table:table-cell office:value-type="string" table:style-name="ce7">
            <text:p>深坑國小</text:p>
          </table:table-cell>
          <table:table-cell office:value-type="float" office:value="60" table:style-name="ce6">
            <text:p>60<text:s/></text:p>
          </table:table-cell>
          <table:table-cell office:value-type="float" office:value="54" table:style-name="ce6">
            <text:p>54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深坑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圳朗土木包工業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監視器及高壓電錶箱設備更新計畫</text:p>
          </table:table-cell>
          <table:table-cell office:value-type="string" table:style-name="ce7">
            <text:p>板橋國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板橋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亞信電氣工程顧問股份有限公司、頡安企業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提昇校園環境安全計畫</text:p>
          </table:table-cell>
          <table:table-cell office:value-type="string" table:style-name="ce7">
            <text:p>三多國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三多國中</text:p>
          </table:table-cell>
          <table:table-cell office:value-type="string" table:style-name="ce7">
            <text:p>公開取得企畫書</text:p>
          </table:table-cell>
          <table:table-cell office:value-type="string" table:style-name="ce7">
            <text:p>銓勝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增設行政、中正、岳飛大樓外側樓梯扶手計畫</text:p>
          </table:table-cell>
          <table:table-cell office:value-type="string" table:style-name="ce7">
            <text:p>新泰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泰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禾螢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教學樓外側走道雨棚</text:p>
          </table:table-cell>
          <table:table-cell office:value-type="string" table:style-name="ce7">
            <text:p>平溪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平溪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連登企業社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103年度活動中心1樓廁所改善計畫</text:p>
          </table:table-cell>
          <table:table-cell office:value-type="string" table:style-name="ce7">
            <text:p>更寮國小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更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權益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校園環境暨藝文設備採購</text:p>
          </table:table-cell>
          <table:table-cell office:value-type="string" table:style-name="ce7">
            <text:p>東山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264" table:style-name="ce6">
            <text:p>264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東山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紹榮裝潢、雲想設計、勝利樂器行、溪川企業社等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力行樓地下室整修工程案</text:p>
          </table:table-cell>
          <table:table-cell office:value-type="string" table:style-name="ce7">
            <text:p>中正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正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群晟營造廠有限公司</text:p>
          </table:table-cell>
          <table:table-cell table:number-columns-repeated="16376"/>
        </table:table-row>
        <table:table-row table:style-name="ro7">
          <table:table-cell office:value-type="string" table:style-name="ce17">
            <text:p>農業局小計</text:p>
          </table:table-cell>
          <table:table-cell table:style-name="ce19"/>
          <table:table-cell office:value-type="float" office:value="9800.4500000000007" table:formula="msoxl:=SUM(C239:C241)" table:style-name="ce18">
            <text:p>9,800<text:s/></text:p>
          </table:table-cell>
          <table:table-cell office:value-type="float" office:value="9800.4500000000007" table:formula="msoxl:=SUM(D239:D241)" table:style-name="ce18">
            <text:p>9,800<text:s/></text:p>
          </table:table-cell>
          <table:table-cell table:number-columns-repeated="4" table:style-name="ce19"/>
          <table:table-cell table:number-columns-repeated="16376"/>
        </table:table-row>
        <table:table-row table:style-name="ro8">
          <table:table-cell office:value-type="string" table:style-name="ce7">
            <text:p>石碇區峯頭7號附近橋梁新建及護岸修護工程</text:p>
          </table:table-cell>
          <table:table-cell office:value-type="string" table:style-name="ce7">
            <text:p>石碇區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725" table:style-name="ce6">
            <text:p>3,725<text:s/></text:p>
          </table:table-cell>
          <table:table-cell office:value-type="string" table:style-name="ce7">
            <text:p>農漁業工程及管理業務-農業環境改善工程-設備及投資-公共建設及設施費</text:p>
          </table:table-cell>
          <table:table-cell office:value-type="string" table:style-name="ce7">
            <text:p>農業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103.7.8開標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三峽區有木里農路修繕工程</text:p>
          </table:table-cell>
          <table:table-cell office:value-type="string" table:style-name="ce7">
            <text:p>三峽區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5997" table:style-name="ce6">
            <text:p>5,997<text:s/></text:p>
          </table:table-cell>
          <table:table-cell office:value-type="string" table:style-name="ce7">
            <text:p>農漁業工程及管理業務-農業環境改善工程-設備及投資-公共建設及設施費</text:p>
          </table:table-cell>
          <table:table-cell office:value-type="string" table:style-name="ce7">
            <text:p>農業局</text:p>
          </table:table-cell>
          <table:table-cell office:value-type="string" table:style-name="ce7">
            <text:p>開口契約</text:p>
          </table:table-cell>
          <table:table-cell office:value-type="string" table:style-name="ce7">
            <text:p>基強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蘆洲區民權路131巷綠美化事宜</text:p>
          </table:table-cell>
          <table:table-cell office:value-type="string" table:style-name="ce7">
            <text:p>蘆洲區民權路131巷口</text:p>
          </table:table-cell>
          <table:table-cell office:value-type="float" office:value="78.45" table:style-name="ce6">
            <text:p>78<text:s/></text:p>
          </table:table-cell>
          <table:table-cell office:value-type="float" office:value="78.45" table:style-name="ce6">
            <text:p>78<text:s/></text:p>
          </table:table-cell>
          <table:table-cell office:value-type="string" table:style-name="ce7">
            <text:p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家茂園藝社</text:p>
          </table:table-cell>
          <table:table-cell table:number-columns-repeated="16376"/>
        </table:table-row>
        <table:table-row table:style-name="ro7">
          <table:table-cell office:value-type="string" table:style-name="ce17">
            <text:p>工務局小計</text:p>
          </table:table-cell>
          <table:table-cell table:style-name="ce19"/>
          <table:table-cell office:value-type="float" office:value="283301.51392000006" table:formula="msoxl:=SUM(C243:C416)" table:style-name="ce18">
            <text:p>283,302<text:s/></text:p>
          </table:table-cell>
          <table:table-cell office:value-type="float" office:value="283139.51392000006" table:formula="msoxl:=SUM(D243:D416)" table:style-name="ce18">
            <text:p>283,140<text:s/></text:p>
          </table:table-cell>
          <table:table-cell table:number-columns-repeated="4" table:style-name="ce19"/>
          <table:table-cell table:number-columns-repeated="16376"/>
        </table:table-row>
        <table:table-row table:style-name="ro12">
          <table:table-cell office:value-type="string" table:style-name="ce7">
            <text:p>坪林區北42線8K~20K設置路燈專線計畫-路燈維護工程(開口合約)</text:p>
          </table:table-cell>
          <table:table-cell office:value-type="string" table:style-name="ce7">
            <text:p>坪林區北42線8K~20K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000" table:style-name="ce6">
            <text:p>1,000<text:s/></text:p>
          </table:table-cell>
          <table:table-cell office:value-type="string" table:style-name="ce7">
            <text:p>103年度預算交通工程及管理業務-交通工程及管理業務-道路橋梁工程-設備及投資-7億3303萬6003元</text:p>
          </table:table-cell>
          <table:table-cell office:value-type="string" table:style-name="ce7">
            <text:p>坪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鎰晟企業有限公司</text:p>
          </table:table-cell>
          <table:table-cell table:number-columns-repeated="16376"/>
        </table:table-row>
        <table:table-row table:style-name="ro13">
          <table:table-cell office:value-type="string" table:style-name="ce7">
            <text:p>AC路面改善</text:p>
          </table:table-cell>
          <table:table-cell office:value-type="string" table:style-name="ce7">
            <text:p>（路改）縣道110線-安康路三段135號、468號、535號、422號、426號、安康路三段與建業路口</text:p>
          </table:table-cell>
          <table:table-cell office:value-type="float" office:value="547.76800000000003" table:style-name="ce6">
            <text:p>548<text:s/></text:p>
          </table:table-cell>
          <table:table-cell office:value-type="float" office:value="547.76800000000003" table:style-name="ce6">
            <text:p>54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6"/>
        </table:table-row>
        <table:table-row table:style-name="ro14">
          <table:table-cell office:value-type="string" table:style-name="ce7">
            <text:p>AC路面改善</text:p>
          </table:table-cell>
          <table:table-cell office:value-type="string" table:style-name="ce7">
            <text:p>（方正）縣道110線-安康路二段～安康路三段：安康路二段317號、323巷口*2處、安康路二段路燈831680號、路燈831690號、路燈83171號、安康路三段131號旁、131號對面、355巷口、359巷口、466號、468號旁、500號、電桿安康幹35號、安康路三段縣道110線38K處</text:p>
          </table:table-cell>
          <table:table-cell office:value-type="float" office:value="805.01199999999994" table:style-name="ce6">
            <text:p>805<text:s/></text:p>
          </table:table-cell>
          <table:table-cell office:value-type="float" office:value="805.01199999999994" table:style-name="ce6">
            <text:p>80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忠義巷8弄、16弄、17弄</text:p>
          </table:table-cell>
          <table:table-cell office:value-type="float" office:value="698.18200000000002" table:style-name="ce6">
            <text:p>698<text:s/></text:p>
          </table:table-cell>
          <table:table-cell office:value-type="float" office:value="698.18200000000002" table:style-name="ce6">
            <text:p>69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忠孝路48巷（忠孝路口~忠孝路48巷11弄口）</text:p>
          </table:table-cell>
          <table:table-cell office:value-type="float" office:value="582.03700000000003" table:style-name="ce6">
            <text:p>582<text:s/></text:p>
          </table:table-cell>
          <table:table-cell office:value-type="float" office:value="582.03700000000003" table:style-name="ce6">
            <text:p>58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AC路面改善</text:p>
          </table:table-cell>
          <table:table-cell office:value-type="string" table:style-name="ce7">
            <text:p>北62線-復興路（忠孝路-三民路）至北64線-忠孝路（中正路-復興路）</text:p>
          </table:table-cell>
          <table:table-cell office:value-type="float" office:value="1670.54" table:style-name="ce6">
            <text:p>1,671<text:s/></text:p>
          </table:table-cell>
          <table:table-cell office:value-type="float" office:value="1670.54" table:style-name="ce6">
            <text:p>1,67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縣道108線-仁愛路(粉寮路~竹林路)</text:p>
          </table:table-cell>
          <table:table-cell office:value-type="float" office:value="907.76" table:style-name="ce6">
            <text:p>908<text:s/></text:p>
          </table:table-cell>
          <table:table-cell office:value-type="float" office:value="907.76" table:style-name="ce6">
            <text:p>90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51線-粉聊路二段27-1號</text:p>
          </table:table-cell>
          <table:table-cell office:value-type="float" office:value="906.87900000000002" table:style-name="ce6">
            <text:p>907<text:s/></text:p>
          </table:table-cell>
          <table:table-cell office:value-type="float" office:value="906.87900000000002" table:style-name="ce6">
            <text:p>90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79線（濱海幹65＝3）</text:p>
          </table:table-cell>
          <table:table-cell office:value-type="float" office:value="365.673" table:style-name="ce6">
            <text:p>366<text:s/></text:p>
          </table:table-cell>
          <table:table-cell office:value-type="float" office:value="365.673" table:style-name="ce6">
            <text:p>36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79線（瑞平國小）</text:p>
          </table:table-cell>
          <table:table-cell office:value-type="float" office:value="368.77800000000002" table:style-name="ce6">
            <text:p>369<text:s/></text:p>
          </table:table-cell>
          <table:table-cell office:value-type="float" office:value="368.77800000000002" table:style-name="ce6">
            <text:p>36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80線（路燈381509）</text:p>
          </table:table-cell>
          <table:table-cell office:value-type="float" office:value="413.56" table:style-name="ce6">
            <text:p>414<text:s/></text:p>
          </table:table-cell>
          <table:table-cell office:value-type="float" office:value="413.56" table:style-name="ce6">
            <text:p>41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80線（路燈381489）</text:p>
          </table:table-cell>
          <table:table-cell office:value-type="float" office:value="434.98" table:style-name="ce6">
            <text:p>435<text:s/></text:p>
          </table:table-cell>
          <table:table-cell office:value-type="float" office:value="434.98" table:style-name="ce6">
            <text:p>43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80線（濱海幹65＝18）</text:p>
          </table:table-cell>
          <table:table-cell office:value-type="float" office:value="744.43899999999996" table:style-name="ce6">
            <text:p>744<text:s/></text:p>
          </table:table-cell>
          <table:table-cell office:value-type="float" office:value="744.43899999999996" table:style-name="ce6">
            <text:p>74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77-1線（下寮幹126A）</text:p>
          </table:table-cell>
          <table:table-cell office:value-type="float" office:value="1897.875" table:style-name="ce6">
            <text:p>1,898<text:s/></text:p>
          </table:table-cell>
          <table:table-cell office:value-type="float" office:value="1897.875" table:style-name="ce6">
            <text:p>1,89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77-1線（路燈377245）</text:p>
          </table:table-cell>
          <table:table-cell office:value-type="float" office:value="546.4" table:style-name="ce6">
            <text:p>546<text:s/></text:p>
          </table:table-cell>
          <table:table-cell office:value-type="float" office:value="546.4" table:style-name="ce6">
            <text:p>54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77-1線（路燈377218）</text:p>
          </table:table-cell>
          <table:table-cell office:value-type="float" office:value="614.12159999999994" table:style-name="ce6">
            <text:p>614<text:s/></text:p>
          </table:table-cell>
          <table:table-cell office:value-type="float" office:value="614.12159999999994" table:style-name="ce6">
            <text:p>61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文化一路A6(仁愛路~麗園一街-往高速公路方向)</text:p>
          </table:table-cell>
          <table:table-cell office:value-type="float" office:value="1205.8389999999999" table:style-name="ce6">
            <text:p>1,206<text:s/></text:p>
          </table:table-cell>
          <table:table-cell office:value-type="float" office:value="1205.8389999999999" table:style-name="ce6">
            <text:p>1,20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4(路燈372116號旁)</text:p>
          </table:table-cell>
          <table:table-cell office:value-type="float" office:value="241.8" table:style-name="ce6">
            <text:p>242<text:s/></text:p>
          </table:table-cell>
          <table:table-cell office:value-type="float" office:value="241.8" table:style-name="ce6">
            <text:p>24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17(文化一路127號)</text:p>
          </table:table-cell>
          <table:table-cell office:value-type="float" office:value="216.48" table:style-name="ce6">
            <text:p>216<text:s/></text:p>
          </table:table-cell>
          <table:table-cell office:value-type="float" office:value="216.48" table:style-name="ce6">
            <text:p>21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21(文化一路43號)</text:p>
          </table:table-cell>
          <table:table-cell office:value-type="float" office:value="354.66899999999998" table:style-name="ce6">
            <text:p>355<text:s/></text:p>
          </table:table-cell>
          <table:table-cell office:value-type="float" office:value="354.66899999999998" table:style-name="ce6">
            <text:p>35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23(文化一路19號)</text:p>
          </table:table-cell>
          <table:table-cell office:value-type="float" office:value="309.39999999999998" table:style-name="ce6">
            <text:p>309<text:s/></text:p>
          </table:table-cell>
          <table:table-cell office:value-type="float" office:value="309.39999999999998" table:style-name="ce6">
            <text:p>30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31(文化一路崇林國中門口)</text:p>
          </table:table-cell>
          <table:table-cell office:value-type="float" office:value="715.76300000000003" table:style-name="ce6">
            <text:p>716<text:s/></text:p>
          </table:table-cell>
          <table:table-cell office:value-type="float" office:value="715.76300000000003" table:style-name="ce6">
            <text:p>71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25(文化一路與八德路口)</text:p>
          </table:table-cell>
          <table:table-cell office:value-type="float" office:value="432.55200000000002" table:style-name="ce6">
            <text:p>433<text:s/></text:p>
          </table:table-cell>
          <table:table-cell office:value-type="float" office:value="432.55200000000002" table:style-name="ce6">
            <text:p>43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32(文化一路78號)</text:p>
          </table:table-cell>
          <table:table-cell office:value-type="float" office:value="345.8" table:style-name="ce6">
            <text:p>346<text:s/></text:p>
          </table:table-cell>
          <table:table-cell office:value-type="float" office:value="345.8" table:style-name="ce6">
            <text:p>34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文化一路A39(文化一路120號)</text:p>
          </table:table-cell>
          <table:table-cell office:value-type="float" office:value="732.56399999999996" table:style-name="ce6">
            <text:p>733<text:s/></text:p>
          </table:table-cell>
          <table:table-cell office:value-type="float" office:value="732.56399999999996" table:style-name="ce6">
            <text:p>73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縣106線-中山路(中山路停車格274號旁)</text:p>
          </table:table-cell>
          <table:table-cell office:value-type="float" office:value="339.41500000000002" table:style-name="ce6">
            <text:p>339<text:s/></text:p>
          </table:table-cell>
          <table:table-cell office:value-type="float" office:value="339.41500000000002" table:style-name="ce6">
            <text:p>33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方正）縣106線-中山路(中山路停車格262號旁)</text:p>
          </table:table-cell>
          <table:table-cell office:value-type="float" office:value="91.078999999999994" table:style-name="ce6">
            <text:p>91<text:s/></text:p>
          </table:table-cell>
          <table:table-cell office:value-type="float" office:value="91.078999999999994" table:style-name="ce6">
            <text:p>9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路改）縣108線-仁愛路二段與文化二路一段交叉口)</text:p>
          </table:table-cell>
          <table:table-cell office:value-type="float" office:value="112.16500000000001" table:style-name="ce6">
            <text:p>112<text:s/></text:p>
          </table:table-cell>
          <table:table-cell office:value-type="float" office:value="112.16500000000001" table:style-name="ce6">
            <text:p>11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5">
          <table:table-cell office:value-type="string" table:style-name="ce7">
            <text:p>AC路面改善</text:p>
          </table:table-cell>
          <table:table-cell office:value-type="string" table:style-name="ce7">
            <text:p>（方正）縣4105線-文化一路(仁愛路~八德路之間)文化一路一段85號、19號、86-1號、88號、102號、120號、85號、文化一路一段與仁愛一路口、比爾屋餐廳停車場*3處、崇林國中公車站、停車格405號、停車格60號、路燈372115號、路燈372119號、路燈372286號、路燈373033號、路373034號、路燈373210號、路燈372114號</text:p>
          </table:table-cell>
          <table:table-cell office:value-type="float" office:value="1364.846" table:style-name="ce6">
            <text:p>1,365<text:s/></text:p>
          </table:table-cell>
          <table:table-cell office:value-type="float" office:value="1364.846" table:style-name="ce6">
            <text:p>1,36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6">
          <table:table-cell office:value-type="string" table:style-name="ce7">
            <text:p>AC路面改善</text:p>
          </table:table-cell>
          <table:table-cell office:value-type="string" table:style-name="ce7">
            <text:p>（方正）北77-1線（北120線交叉口～縣道106線口）：公車-福君戰、7K處、下寮幹119A低1、路燈377142號、頂福村53-12號、路燈377156號、敦吉科技、路燈377222號、路燈377224號、路燈377225號、下寮幹159號、下寮幹162A、下寮幹173、路燈381499號、下寮幹180、路燈377629號、路燈377627號、路燈377626號、路燈377625號、路燈377604號、路燈377598號、路燈377596號</text:p>
          </table:table-cell>
          <table:table-cell office:value-type="float" office:value="2127.5650000000001" table:style-name="ce6">
            <text:p>2,128<text:s/></text:p>
          </table:table-cell>
          <table:table-cell office:value-type="float" office:value="2127.5650000000001" table:style-name="ce6">
            <text:p>2,12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AC路面改善</text:p>
          </table:table-cell>
          <table:table-cell office:value-type="string" table:style-name="ce7">
            <text:p>（方正）北79線（北80交叉口～濱海公路）：0K+000～0K+030</text:p>
          </table:table-cell>
          <table:table-cell office:value-type="float" office:value="67.513000000000005" table:style-name="ce6">
            <text:p>68<text:s/></text:p>
          </table:table-cell>
          <table:table-cell office:value-type="float" office:value="67.513000000000005" table:style-name="ce6">
            <text:p>6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6">
          <table:table-cell office:value-type="string" table:style-name="ce7">
            <text:p>AC路面改善</text:p>
          </table:table-cell>
          <table:table-cell office:value-type="string" table:style-name="ce7">
            <text:p>（方正）北80線（北79線交叉口～後坑土資廠前）：路燈381530號、路燈381522號、太平嶺幹63號、太平嶺幹65號、太平嶺幹72號、路燈381514*2處、太平嶺幹74號、、太平嶺幹79號、太平嶺幹83號*2處、路燈381508、路燈381503、路燈381499、1K+300處、1K+250處、濱海幹65＝31、路燈381488、濱海幹65＝27、路燈381295、濱海幹65＝24A、路燈381302、路燈381301、路燈381304、路燈381309、路燈381310、濱海幹65＝13、濱海幹65＝12、路燈381313</text:p>
          </table:table-cell>
          <table:table-cell office:value-type="float" office:value="3132.6239999999998" table:style-name="ce6">
            <text:p>3,133<text:s/></text:p>
          </table:table-cell>
          <table:table-cell office:value-type="float" office:value="3132.6239999999998" table:style-name="ce6">
            <text:p>3,13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7">
          <table:table-cell office:value-type="string" table:style-name="ce7">
            <text:p>AC路面改善</text:p>
          </table:table-cell>
          <table:table-cell office:value-type="string" table:style-name="ce7">
            <text:p>（方正+路改）北78線（縣道105～縣道106）：（方正）北78線與縣道106線交叉口、菁埔10-11號前、北78線與縣道105線交叉口、（路改）北78線與縣道106線交叉口、中湖村56-3號、菁埔33號前、菁埔19號前、路燈371693、菁埔10-6號前、菁埔10-1號前、路燈371663、菁埔10-18號前</text:p>
          </table:table-cell>
          <table:table-cell office:value-type="float" office:value="1465.152" table:style-name="ce6">
            <text:p>1,465<text:s/></text:p>
          </table:table-cell>
          <table:table-cell office:value-type="float" office:value="1465.152" table:style-name="ce6">
            <text:p>1,46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方正)仁愛街(民族路至中正路)</text:p>
          </table:table-cell>
          <table:table-cell office:value-type="float" office:value="760.65599999999995" table:style-name="ce6">
            <text:p>761<text:s/></text:p>
          </table:table-cell>
          <table:table-cell office:value-type="float" office:value="760.65599999999995" table:style-name="ce6">
            <text:p>76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路改)仁愛街(民族路至中正路)</text:p>
          </table:table-cell>
          <table:table-cell office:value-type="float" office:value="160.87700000000001" table:style-name="ce6">
            <text:p>161<text:s/></text:p>
          </table:table-cell>
          <table:table-cell office:value-type="float" office:value="160.87700000000001" table:style-name="ce6">
            <text:p>16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8">
          <table:table-cell office:value-type="string" table:style-name="ce7">
            <text:p>AC路面改善</text:p>
          </table:table-cell>
          <table:table-cell office:value-type="string" table:style-name="ce7">
            <text:p>(方正)108縣道仁愛路(粉寮路~竹林路)：仁愛路與粉寮路口、中正路57巷口、仁愛路一段254號、667巷口、673號、655號、651號、639號、635號、631-1號、278號、288-1號、683號、665號、路燈37159號、路燈374221號、路燈374219號</text:p>
          </table:table-cell>
          <table:table-cell office:value-type="float" office:value="932.26700000000005" table:style-name="ce6">
            <text:p>932<text:s/></text:p>
          </table:table-cell>
          <table:table-cell office:value-type="float" office:value="932.26700000000005" table:style-name="ce6">
            <text:p>93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9">
          <table:table-cell office:value-type="string" table:style-name="ce7">
            <text:p>AC路面改善</text:p>
          </table:table-cell>
          <table:table-cell office:value-type="string" table:style-name="ce7">
            <text:p>(方正)北76線-忠孝路(文化一路~泰山交界)：忠孝路文化一路口、忠孝路路燈37081號、路燈373410號、路燈373435號、373105號、麗園街12巷口、忠孝路601號、599號、584號、577號、567號</text:p>
          </table:table-cell>
          <table:table-cell office:value-type="float" office:value="894.149" table:style-name="ce6">
            <text:p>894<text:s/></text:p>
          </table:table-cell>
          <table:table-cell office:value-type="float" office:value="894.149" table:style-name="ce6">
            <text:p>89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6">
          <table:table-cell office:value-type="string" table:style-name="ce7">
            <text:p>AC路面改善</text:p>
          </table:table-cell>
          <table:table-cell office:value-type="string" table:style-name="ce7">
            <text:p>(方正)108縣道粉寮路一、二段(粉寮路~五股交界)：粉寮路一段121號、101號、粉寮路一段工六路口*3處、粉寮路一段東林街口、粉寮路一段中山路口、大業幹72A、大業幹67、大業幹65、大業幹46、大業幹44、大業幹39、大業幹36、大業幹32A、大業幹26A、大業幹21、大業幹17、大業幹15、大業幹14、大業幹10A、大業幹11A、大業幹7、路燈370401號、路燈370398號、路燈370330號、路燈370245號、路燈370139號、粉寮路二段235巷、298號</text:p>
          </table:table-cell>
          <table:table-cell office:value-type="float" office:value="1600.4480000000001" table:style-name="ce6">
            <text:p>1,600<text:s/></text:p>
          </table:table-cell>
          <table:table-cell office:value-type="float" office:value="1600.4480000000001" table:style-name="ce6">
            <text:p>1,60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18">
          <table:table-cell office:value-type="string" table:style-name="ce7">
            <text:p>AC路面改善</text:p>
          </table:table-cell>
          <table:table-cell office:value-type="string" table:style-name="ce7">
            <text:p>(路改)108縣道粉寮路一、二段(粉寮路~五股交界)：大業幹＃49、大業幹41、大業幹32、大業幹29A、大業幹27、大業幹25、大業幹19、大業幹8、路燈370342號、路燈370240號、粉寮路一段70號對面、粉寮路二段457-5號、356號、135號</text:p>
          </table:table-cell>
          <table:table-cell office:value-type="float" office:value="1077.9780000000001" table:style-name="ce6">
            <text:p>1,078<text:s/></text:p>
          </table:table-cell>
          <table:table-cell office:value-type="float" office:value="1077.9780000000001" table:style-name="ce6">
            <text:p>1,07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路改)108縣道-仁愛路二段與公園路口</text:p>
          </table:table-cell>
          <table:table-cell office:value-type="float" office:value="15.095000000000001" table:style-name="ce6">
            <text:p>15<text:s/></text:p>
          </table:table-cell>
          <table:table-cell office:value-type="float" office:value="15.095000000000001" table:style-name="ce6">
            <text:p>1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112線-三層坪路0K～1K</text:p>
          </table:table-cell>
          <table:table-cell office:value-type="float" office:value="2452.8870000000002" table:style-name="ce6">
            <text:p>2,453<text:s/></text:p>
          </table:table-cell>
          <table:table-cell office:value-type="float" office:value="2452.8870000000002" table:style-name="ce6">
            <text:p>2,45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AC路面改善</text:p>
          </table:table-cell>
          <table:table-cell office:value-type="string" table:style-name="ce7">
            <text:p>三樹路222巷（全）及三樹路222巷236弄（全）、254弄（全）</text:p>
          </table:table-cell>
          <table:table-cell office:value-type="float" office:value="6500.1629999999996" table:style-name="ce6">
            <text:p>6,500<text:s/></text:p>
          </table:table-cell>
          <table:table-cell office:value-type="float" office:value="6500.1629999999996" table:style-name="ce6">
            <text:p>6,50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85線-民權路（和平街口至中山路口）</text:p>
          </table:table-cell>
          <table:table-cell office:value-type="float" office:value="235.91300000000001" table:style-name="ce6">
            <text:p>236<text:s/></text:p>
          </table:table-cell>
          <table:table-cell office:value-type="float" office:value="235.91300000000001" table:style-name="ce6">
            <text:p>23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縣道110線-尖山埔路（尖山埔路295號至平交道口）</text:p>
          </table:table-cell>
          <table:table-cell office:value-type="float" office:value="1406.4059999999999" table:style-name="ce6">
            <text:p>1,406<text:s/></text:p>
          </table:table-cell>
          <table:table-cell office:value-type="float" office:value="1406.4059999999999" table:style-name="ce6">
            <text:p>1,40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大同路39巷（至介壽路一段276巷口）</text:p>
          </table:table-cell>
          <table:table-cell office:value-type="float" office:value="995.601" table:style-name="ce6">
            <text:p>996<text:s/></text:p>
          </table:table-cell>
          <table:table-cell office:value-type="float" office:value="995.601" table:style-name="ce6">
            <text:p>99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光明路69巷</text:p>
          </table:table-cell>
          <table:table-cell office:value-type="float" office:value="696.37300000000005" table:style-name="ce6">
            <text:p>696<text:s/></text:p>
          </table:table-cell>
          <table:table-cell office:value-type="float" office:value="696.37300000000005" table:style-name="ce6">
            <text:p>69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方正)北112線-三層坪路3.5K處</text:p>
          </table:table-cell>
          <table:table-cell office:value-type="float" office:value="63.923999999999999" table:style-name="ce6">
            <text:p>64<text:s/></text:p>
          </table:table-cell>
          <table:table-cell office:value-type="float" office:value="63.923999999999999" table:style-name="ce6">
            <text:p>6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峰營造有限公司</text:p>
          </table:table-cell>
          <table:table-cell table:number-columns-repeated="16376"/>
        </table:table-row>
        <table:table-row table:style-name="ro20">
          <table:table-cell office:value-type="string" table:style-name="ce7">
            <text:p>AC路面改善</text:p>
          </table:table-cell>
          <table:table-cell office:value-type="string" table:style-name="ce7">
            <text:p>中正路829巷22弄-長度115M、中正路829巷-長度241M、民安路16-19號--長度70M、中正路803巷5號～53號-長度103M、中正路829巷3號～71號-長度20M、中正路803巷入口至停車場-長度93M、中正路803巷長度90M--鈴木華城社區內道路</text:p>
          </table:table-cell>
          <table:table-cell office:value-type="float" office:value="2417.5279999999998" table:style-name="ce6">
            <text:p>2,418<text:s/></text:p>
          </table:table-cell>
          <table:table-cell office:value-type="float" office:value="2417.5279999999998" table:style-name="ce6">
            <text:p>2,41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橫山2鄰～8鄰0K+000～0K+024</text:p>
          </table:table-cell>
          <table:table-cell office:value-type="float" office:value="64.36" table:style-name="ce6">
            <text:p>64<text:s/></text:p>
          </table:table-cell>
          <table:table-cell office:value-type="float" office:value="64.36" table:style-name="ce6">
            <text:p>6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橫山2鄰～8鄰0K+030～0K+040</text:p>
          </table:table-cell>
          <table:table-cell office:value-type="float" office:value="28.04" table:style-name="ce6">
            <text:p>28<text:s/></text:p>
          </table:table-cell>
          <table:table-cell office:value-type="float" office:value="28.04" table:style-name="ce6">
            <text:p>2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橫山2鄰～8鄰0K+040～0K+278</text:p>
          </table:table-cell>
          <table:table-cell office:value-type="float" office:value="536.15099999999995" table:style-name="ce6">
            <text:p>536<text:s/></text:p>
          </table:table-cell>
          <table:table-cell office:value-type="float" office:value="536.15099999999995" table:style-name="ce6">
            <text:p>53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AC路面改善</text:p>
          </table:table-cell>
          <table:table-cell office:value-type="string" table:style-name="ce7">
            <text:p>中正路829巷5號～39號 <text:s text:c="35"/>（鋪設3CM厚） <text:s text:c="258"/>--鈴木華城社區內道路</text:p>
          </table:table-cell>
          <table:table-cell office:value-type="float" office:value="66.239999999999995" table:style-name="ce6">
            <text:p>66<text:s/></text:p>
          </table:table-cell>
          <table:table-cell office:value-type="float" office:value="66.239999999999995" table:style-name="ce6">
            <text:p>6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12">
          <table:table-cell office:value-type="string" table:style-name="ce7">
            <text:p>AC路面改善</text:p>
          </table:table-cell>
          <table:table-cell office:value-type="string" table:style-name="ce7">
            <text:p>中正路829巷5號～中正路803巷5號 <text:s text:c="110"/>. <text:s text:c="109"/>--鈴木華城社區內道路</text:p>
          </table:table-cell>
          <table:table-cell office:value-type="float" office:value="109.727" table:style-name="ce6">
            <text:p>110<text:s/></text:p>
          </table:table-cell>
          <table:table-cell office:value-type="float" office:value="109.727" table:style-name="ce6">
            <text:p>11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福營路290號～298號</text:p>
          </table:table-cell>
          <table:table-cell office:value-type="float" office:value="88.212000000000003" table:style-name="ce6">
            <text:p>88<text:s/></text:p>
          </table:table-cell>
          <table:table-cell office:value-type="float" office:value="88.212000000000003" table:style-name="ce6">
            <text:p>8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老梅路0K+000～0K+740</text:p>
          </table:table-cell>
          <table:table-cell office:value-type="float" office:value="4104.8999999999996" table:style-name="ce6">
            <text:p>4,105<text:s/></text:p>
          </table:table-cell>
          <table:table-cell office:value-type="float" office:value="4104.8999999999996" table:style-name="ce6">
            <text:p>4,10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16">
          <table:table-cell office:value-type="string" table:style-name="ce7">
            <text:p>AC路面改善</text:p>
          </table:table-cell>
          <table:table-cell office:value-type="string" table:style-name="ce7">
            <text:p>（路改）老梅路：0K+060～0K+082、0K+069～0K+120、0K+106～0K+154、0K+167～0K+208、0K+215～0K+235、0K+242～0K+263、0K+292～0K+320、0K+446～0K+479、0K+484～0K+499、0K+549～0K+566、0K+616～0K+636、0K+676～0K+709、0K+703～0K+711</text:p>
          </table:table-cell>
          <table:table-cell office:value-type="float" office:value="1393.914" table:style-name="ce6">
            <text:p>1,394<text:s/></text:p>
          </table:table-cell>
          <table:table-cell office:value-type="float" office:value="1393.914" table:style-name="ce6">
            <text:p>1,39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21">
          <table:table-cell office:value-type="string" table:style-name="ce7">
            <text:p>AC路面改善</text:p>
          </table:table-cell>
          <table:table-cell office:value-type="string" table:style-name="ce7">
            <text:p>（方正）北17線-2K+880～2K+950處、3K+060～3K+100處、3K+120～3K+165處、往18鄰7股（60M*4M）</text:p>
          </table:table-cell>
          <table:table-cell office:value-type="float" office:value="516.19799999999998" table:style-name="ce6">
            <text:p>516<text:s/></text:p>
          </table:table-cell>
          <table:table-cell office:value-type="float" office:value="516.19799999999998" table:style-name="ce6">
            <text:p>51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（路改）北17線-3K+180～3K+230</text:p>
          </table:table-cell>
          <table:table-cell office:value-type="float" office:value="280.84100000000001" table:style-name="ce6">
            <text:p>281<text:s/></text:p>
          </table:table-cell>
          <table:table-cell office:value-type="float" office:value="280.84100000000001" table:style-name="ce6">
            <text:p>28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22">
          <table:table-cell office:value-type="string" table:style-name="ce7">
            <text:p>AC路面改善</text:p>
          </table:table-cell>
          <table:table-cell office:value-type="string" table:style-name="ce7">
            <text:p>（方正）北21線：8K+360～8K+586、8K+660～9K+055、10K+840～10K+907、11K+140～11K+201、11K+220～11K+480</text:p>
          </table:table-cell>
          <table:table-cell office:value-type="float" office:value="2323.63" table:style-name="ce6">
            <text:p>2,324<text:s/></text:p>
          </table:table-cell>
          <table:table-cell office:value-type="float" office:value="2323.63" table:style-name="ce6">
            <text:p>2,32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AC路面改善</text:p>
          </table:table-cell>
          <table:table-cell office:value-type="string" table:style-name="ce7">
            <text:p>縣道106甲-中正路混合車道-往板橋方向（健康路口至中山路口）</text:p>
          </table:table-cell>
          <table:table-cell office:value-type="float" office:value="3384.7040000000002" table:style-name="ce6">
            <text:p>3,385<text:s/></text:p>
          </table:table-cell>
          <table:table-cell office:value-type="float" office:value="3384.7040000000002" table:style-name="ce6">
            <text:p>3,38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仁愛街377巷</text:p>
          </table:table-cell>
          <table:table-cell office:value-type="float" office:value="491.99900000000002" table:style-name="ce6">
            <text:p>492<text:s/></text:p>
          </table:table-cell>
          <table:table-cell office:value-type="float" office:value="491.99900000000002" table:style-name="ce6">
            <text:p>49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52線2K+000～4K+000</text:p>
          </table:table-cell>
          <table:table-cell office:value-type="float" office:value="3271.3519999999999" table:style-name="ce6">
            <text:p>3,271<text:s/></text:p>
          </table:table-cell>
          <table:table-cell office:value-type="float" office:value="3271.3519999999999" table:style-name="ce6">
            <text:p>3,27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(方正)慈愛街42號至52號、五華街與三德街口</text:p>
          </table:table-cell>
          <table:table-cell office:value-type="float" office:value="285.52100000000002" table:style-name="ce6">
            <text:p>286<text:s/></text:p>
          </table:table-cell>
          <table:table-cell office:value-type="float" office:value="285.52100000000002" table:style-name="ce6">
            <text:p>28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縣道101線-北新路三段（三芝界-北3線路口）</text:p>
          </table:table-cell>
          <table:table-cell office:value-type="float" office:value="9184.2669999999998" table:style-name="ce6">
            <text:p>9,184<text:s/></text:p>
          </table:table-cell>
          <table:table-cell office:value-type="float" office:value="9184.2669999999998" table:style-name="ce6">
            <text:p>9,18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12">
          <table:table-cell office:value-type="string" table:style-name="ce7">
            <text:p>AC路面改善</text:p>
          </table:table-cell>
          <table:table-cell office:value-type="string" table:style-name="ce7">
            <text:p>（路改）縣道107線-成泰路三（凌雲路～孝義路）：路燈341161號、路燈341162號</text:p>
          </table:table-cell>
          <table:table-cell office:value-type="float" office:value="338.16500000000002" table:style-name="ce6">
            <text:p>338<text:s/></text:p>
          </table:table-cell>
          <table:table-cell office:value-type="float" office:value="338.16500000000002" table:style-name="ce6">
            <text:p>33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AC路面改善</text:p>
          </table:table-cell>
          <table:table-cell office:value-type="string" table:style-name="ce7">
            <text:p>（方正）縣道107甲-新五路二段：（新五路二段往成泰路段）</text:p>
          </table:table-cell>
          <table:table-cell office:value-type="float" office:value="2541.7269999999999" table:style-name="ce6">
            <text:p>2,542<text:s/></text:p>
          </table:table-cell>
          <table:table-cell office:value-type="float" office:value="2541.7269999999999" table:style-name="ce6">
            <text:p>2,54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23">
          <table:table-cell office:value-type="string" table:style-name="ce7">
            <text:p>AC路面改善</text:p>
          </table:table-cell>
          <table:table-cell office:value-type="string" table:style-name="ce7">
            <text:p>（路改）縣道107甲-新五路二段：路燈338022號*2處、路燈338021號、路燈338137號、路燈338138號、路燈338020號、路燈338019號、路燈338017號*2處、路燈338016號*2處</text:p>
          </table:table-cell>
          <table:table-cell office:value-type="float" office:value="394.91399999999999" table:style-name="ce6">
            <text:p>395<text:s/></text:p>
          </table:table-cell>
          <table:table-cell office:value-type="float" office:value="394.91399999999999" table:style-name="ce6">
            <text:p>39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方正）縣道107甲-新五路二段：新五路二段高架尾</text:p>
          </table:table-cell>
          <table:table-cell office:value-type="float" office:value="135.19200000000001" table:style-name="ce6">
            <text:p>135<text:s/></text:p>
          </table:table-cell>
          <table:table-cell office:value-type="float" office:value="135.19200000000001" table:style-name="ce6">
            <text:p>13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15">
          <table:table-cell office:value-type="string" table:style-name="ce7">
            <text:p>AC路面改善</text:p>
          </table:table-cell>
          <table:table-cell office:value-type="string" table:style-name="ce7">
            <text:p>（路改）縣道108線-民義路一段229號、215號、213號、187號、185-2號、183號、179號、169號、157號、152號、175號、183號、206號、216號、222號、228號、路燈編號336148號、路燈編號336243號、路燈編號336236號、路燈編號336230號、民義路一段六盒街口、民義路一段工商路口*2處、民義路一段三重客運調度廠前</text:p>
          </table:table-cell>
          <table:table-cell office:value-type="float" office:value="2455.2829999999999" table:style-name="ce6">
            <text:p>2,455<text:s/></text:p>
          </table:table-cell>
          <table:table-cell office:value-type="float" office:value="2455.2829999999999" table:style-name="ce6">
            <text:p>2,45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20">
          <table:table-cell office:value-type="string" table:style-name="ce7">
            <text:p>AC路面改善</text:p>
          </table:table-cell>
          <table:table-cell office:value-type="string" table:style-name="ce7">
            <text:p>（路改）縣道107甲-新五路二段（新莊往成泰路三段方向）：新五路二段路燈338022號*2處、路燈338021號、路燈338137號、路燈338138號、路燈338020號、路燈338019號、路燈338017號*2處、路燈338016號*2處</text:p>
          </table:table-cell>
          <table:table-cell office:value-type="float" office:value="518.90300000000002" table:style-name="ce6">
            <text:p>519<text:s/></text:p>
          </table:table-cell>
          <table:table-cell office:value-type="float" office:value="518.90300000000002" table:style-name="ce6">
            <text:p>51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路改）縣道108線：中興路三段（上台64縣匝道口）</text:p>
          </table:table-cell>
          <table:table-cell office:value-type="float" office:value="48.851999999999997" table:style-name="ce6">
            <text:p>49<text:s/></text:p>
          </table:table-cell>
          <table:table-cell office:value-type="float" office:value="48.851999999999997" table:style-name="ce6">
            <text:p>4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路改)縣道102甲線3K+535～5K+667.5</text:p>
          </table:table-cell>
          <table:table-cell office:value-type="float" office:value="7349.9459999999999" table:style-name="ce6">
            <text:p>7,350<text:s/></text:p>
          </table:table-cell>
          <table:table-cell office:value-type="float" office:value="7349.9459999999999" table:style-name="ce6">
            <text:p>7,35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全面)縣道102甲線3K+535～5K+667.5</text:p>
          </table:table-cell>
          <table:table-cell office:value-type="float" office:value="7540.38" table:style-name="ce6">
            <text:p>7,540<text:s/></text:p>
          </table:table-cell>
          <table:table-cell office:value-type="float" office:value="7540.38" table:style-name="ce6">
            <text:p>7,54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縣道102甲線2K+480~2K+613</text:p>
          </table:table-cell>
          <table:table-cell office:value-type="float" office:value="657.20699999999999" table:style-name="ce6">
            <text:p>657<text:s/></text:p>
          </table:table-cell>
          <table:table-cell office:value-type="float" office:value="657.20699999999999" table:style-name="ce6">
            <text:p>65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阿美家園道路</text:p>
          </table:table-cell>
          <table:table-cell office:value-type="float" office:value="842.81299999999999" table:style-name="ce6">
            <text:p>843<text:s/></text:p>
          </table:table-cell>
          <table:table-cell office:value-type="float" office:value="842.81299999999999" table:style-name="ce6">
            <text:p>84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方正)建基路一段40號前道路</text:p>
          </table:table-cell>
          <table:table-cell office:value-type="float" office:value="470.67200000000003" table:style-name="ce6">
            <text:p>471<text:s/></text:p>
          </table:table-cell>
          <table:table-cell office:value-type="float" office:value="470.67200000000003" table:style-name="ce6">
            <text:p>47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方正)連福新城道路</text:p>
          </table:table-cell>
          <table:table-cell office:value-type="float" office:value="240.2" table:style-name="ce6">
            <text:p>240<text:s/></text:p>
          </table:table-cell>
          <table:table-cell office:value-type="float" office:value="240.2" table:style-name="ce6">
            <text:p>24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大寮路91號、91-1號、69號、89-1號前</text:p>
          </table:table-cell>
          <table:table-cell office:value-type="float" office:value="44.860999999999997" table:style-name="ce6">
            <text:p>45<text:s/></text:p>
          </table:table-cell>
          <table:table-cell office:value-type="float" office:value="44.860999999999997" table:style-name="ce6">
            <text:p>4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方正-直接加鋪）桀魚坑路319-3號對面*2處</text:p>
          </table:table-cell>
          <table:table-cell office:value-type="float" office:value="16.3" table:style-name="ce6">
            <text:p>16<text:s/></text:p>
          </table:table-cell>
          <table:table-cell office:value-type="float" office:value="16.3" table:style-name="ce6">
            <text:p>1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（方正）尪子上天路*4處</text:p>
          </table:table-cell>
          <table:table-cell office:value-type="float" office:value="896.84" table:style-name="ce6">
            <text:p>897<text:s/></text:p>
          </table:table-cell>
          <table:table-cell office:value-type="float" office:value="896.84" table:style-name="ce6">
            <text:p>89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深澳路65-2號至漁會前</text:p>
          </table:table-cell>
          <table:table-cell office:value-type="float" office:value="848.81299999999999" table:style-name="ce6">
            <text:p>849<text:s/></text:p>
          </table:table-cell>
          <table:table-cell office:value-type="float" office:value="848.81299999999999" table:style-name="ce6">
            <text:p>84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24">
          <table:table-cell office:value-type="string" table:style-name="ce7">
            <text:p>AC路面改善</text:p>
          </table:table-cell>
          <table:table-cell office:value-type="string" table:style-name="ce7">
            <text:p>（方正）深澳路漁港路口：深澳路漁港路口*2處、深澳路（碧雲宮右側）、深澳路主線、深澳路8-1號、深澳路41號、深澳路189-1號</text:p>
          </table:table-cell>
          <table:table-cell office:value-type="float" office:value="1414.8920000000001" table:style-name="ce6">
            <text:p>1,415<text:s/></text:p>
          </table:table-cell>
          <table:table-cell office:value-type="float" office:value="1414.8920000000001" table:style-name="ce6">
            <text:p>1,41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25">
          <table:table-cell office:value-type="string" table:style-name="ce7">
            <text:p>AC路面改善</text:p>
          </table:table-cell>
          <table:table-cell office:value-type="string" table:style-name="ce7">
            <text:p>（方正）深澳-建基新屯12鄰道路（通往深澳社區前道路）：深澳路漁港路口*2處、深澳路（碧雲宮右側）、深澳路主線、深澳路8-1號、深澳路41號、深澳路189-1號</text:p>
          </table:table-cell>
          <table:table-cell office:value-type="float" office:value="250.74" table:style-name="ce6">
            <text:p>251<text:s/></text:p>
          </table:table-cell>
          <table:table-cell office:value-type="float" office:value="250.74" table:style-name="ce6">
            <text:p>25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20">
          <table:table-cell office:value-type="string" table:style-name="ce7">
            <text:p>AC路面改善</text:p>
          </table:table-cell>
          <table:table-cell office:value-type="string" table:style-name="ce7">
            <text:p>（方正）明燈路及三爪子坑路：三爪子坑路（正貿新村1號、正貿新村2號～6號、正貿新村9號～18號、正貿新村22號、正貿新村91巷23號～2號）、三爪子坑路149巷22之13號、三爪子坑路149巷1號～30號、明燈路二段56號～58號、</text:p>
          </table:table-cell>
          <table:table-cell office:value-type="float" office:value="776.94200000000001" table:style-name="ce6">
            <text:p>777<text:s/></text:p>
          </table:table-cell>
          <table:table-cell office:value-type="float" office:value="776.94200000000001" table:style-name="ce6">
            <text:p>77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力元營造股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福德一路（福德一路2號至南陽街口）</text:p>
          </table:table-cell>
          <table:table-cell office:value-type="float" office:value="11122.996999999999" table:style-name="ce6">
            <text:p>11,123<text:s/></text:p>
          </table:table-cell>
          <table:table-cell office:value-type="float" office:value="11122.996999999999" table:style-name="ce6">
            <text:p>11,12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樟樹一路</text:p>
          </table:table-cell>
          <table:table-cell office:value-type="float" office:value="6499.67" table:style-name="ce6">
            <text:p>6,500<text:s/></text:p>
          </table:table-cell>
          <table:table-cell office:value-type="float" office:value="6499.67" table:style-name="ce6">
            <text:p>6,50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23線（2K+000～2K+400）</text:p>
          </table:table-cell>
          <table:table-cell office:value-type="float" office:value="1875.1110000000001" table:style-name="ce6">
            <text:p>1,875<text:s/></text:p>
          </table:table-cell>
          <table:table-cell office:value-type="float" office:value="1875.1110000000001" table:style-name="ce6">
            <text:p>1,87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26">
          <table:table-cell office:value-type="string" table:style-name="ce7">
            <text:p>AC路面改善</text:p>
          </table:table-cell>
          <table:table-cell office:value-type="string" table:style-name="ce7">
            <text:p>北28線-萬坎路（沿線）0K+000～15K+000*計有7處(全面)改善：南幹44之1號(長90M*寬6.4M)、福幹86號(長92M*寬9.1M)、崁腳幹線200號(長80M*寬8.7M)、路燈507154號(長113M*寬7.5M)、路燈507191號(長196M*寬6.2M)、崁腳幹線270分1號(長90M*寬7.2M)、崁腳幹線281號(長119M*寬6.3M)</text:p>
          </table:table-cell>
          <table:table-cell office:value-type="float" office:value="2123.3939999999998" table:style-name="ce6">
            <text:p>2,123<text:s/></text:p>
          </table:table-cell>
          <table:table-cell office:value-type="float" office:value="2123.3939999999998" table:style-name="ce6">
            <text:p>2,12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北29線-汐萬路三段（拱北殿至勘農山莊）</text:p>
          </table:table-cell>
          <table:table-cell office:value-type="float" office:value="2880.8310000000001" table:style-name="ce6">
            <text:p>2,881<text:s/></text:p>
          </table:table-cell>
          <table:table-cell office:value-type="float" office:value="2880.8310000000001" table:style-name="ce6">
            <text:p>2,88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方正）北29線-汐萬路三段（4K～6K）*6處</text:p>
          </table:table-cell>
          <table:table-cell office:value-type="float" office:value="805.81799999999998" table:style-name="ce6">
            <text:p>806<text:s/></text:p>
          </table:table-cell>
          <table:table-cell office:value-type="float" office:value="805.81799999999998" table:style-name="ce6">
            <text:p>80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16">
          <table:table-cell office:value-type="string" table:style-name="ce7">
            <text:p>AC路面改善</text:p>
          </table:table-cell>
          <table:table-cell office:value-type="string" table:style-name="ce7">
            <text:p>（方正）忠孝東路384號～519號：384號、386號～390號、394號、400號～茄苳路口、416號～422巷口、422巷口～424之4號、428之3～436號、442之1號～446號、456號～458號、482號～488號、495號～5++號、510號～512號、517號～519號、503號～515號、499號～501號、491號～493號、445號～447號、435號、405號～413號、399號～403號、359號</text:p>
          </table:table-cell>
          <table:table-cell office:value-type="float" office:value="1127.7283200000002" table:style-name="ce6">
            <text:p>1,128<text:s/></text:p>
          </table:table-cell>
          <table:table-cell office:value-type="float" office:value="1127.7283200000002" table:style-name="ce6">
            <text:p>1,12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17">
          <table:table-cell office:value-type="string" table:style-name="ce7">
            <text:p>AC路面改善</text:p>
          </table:table-cell>
          <table:table-cell office:value-type="string" table:style-name="ce7">
            <text:p>（方正）北28線-萬坎路（沿線）0K+000～15K+000：南幹47號(路燈509047號)、路燈508294號、福幹84號、路燈507104號、路燈507106號、路燈507119號、福幹135號、福幹＃163號、路燈507191號、北28線12K+100處、北28線12K+400處、崁腳幹線272號、南幹＃273之10號</text:p>
          </table:table-cell>
          <table:table-cell office:value-type="float" office:value="1083.1210000000001" table:style-name="ce6">
            <text:p>1,083<text:s/></text:p>
          </table:table-cell>
          <table:table-cell office:value-type="float" office:value="1083.1210000000001" table:style-name="ce6">
            <text:p>1,08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(方正)達天6號</text:p>
          </table:table-cell>
          <table:table-cell office:value-type="float" office:value="540.95699999999999" table:style-name="ce6">
            <text:p>541<text:s/></text:p>
          </table:table-cell>
          <table:table-cell office:value-type="float" office:value="540.95699999999999" table:style-name="ce6">
            <text:p>54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（路改）康寧街（中興路口至台北市內湖區交界）</text:p>
          </table:table-cell>
          <table:table-cell office:value-type="float" office:value="2784.0880000000002" table:style-name="ce6">
            <text:p>2,784<text:s/></text:p>
          </table:table-cell>
          <table:table-cell office:value-type="float" office:value="2784.0880000000002" table:style-name="ce6">
            <text:p>2,78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北74線保安街-2段-3段（大安路口至中山路口）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120" table:style-name="ce6">
            <text:p>5,12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AC路面改善</text:p>
          </table:table-cell>
          <table:table-cell office:value-type="string" table:style-name="ce7">
            <text:p>縣道107線-明志路二段（0K+000～1K+128）</text:p>
          </table:table-cell>
          <table:table-cell office:value-type="float" office:value="7913.0020000000004" table:style-name="ce6">
            <text:p>7,913<text:s/></text:p>
          </table:table-cell>
          <table:table-cell office:value-type="float" office:value="7913.0020000000004" table:style-name="ce6">
            <text:p>7,91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20">
          <table:table-cell office:value-type="string" table:style-name="ce7">
            <text:p>AC路面改善</text:p>
          </table:table-cell>
          <table:table-cell office:value-type="string" table:style-name="ce7">
            <text:p>（路改）台1線-新北大道五段～七段：新北大道7段75號、新北大道5段路燈12394號、新北大道六段輔大花園夜市前、新北大道六段台麗街口、新北大道六段（原中山路二段730號前）、新北大道六段356號、、新北大道七段42巷口</text:p>
          </table:table-cell>
          <table:table-cell office:value-type="float" office:value="756.33500000000004" table:style-name="ce6">
            <text:p>756<text:s/></text:p>
          </table:table-cell>
          <table:table-cell office:value-type="float" office:value="756.33500000000004" table:style-name="ce6">
            <text:p>75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16">
          <table:table-cell office:value-type="string" table:style-name="ce7">
            <text:p>AC路面改善</text:p>
          </table:table-cell>
          <table:table-cell office:value-type="string" table:style-name="ce7">
            <text:p>（方正）台1線-新北大道五段～七段：新北大道七段31號、15巷口、新北大道七段與明志路三段口、新北大道六段379號、365號、323號、299號、231號、新北大道六段（原中山路二段843-1號前、原中山路二段843-2號前、原中山路二段841號前、原中山路二段767-1號前、原中山路二段765號前、原中山路二段695號前）、新北大道六段與台麗街口、新北大道五段503號、355號、236號、370號、397號、新北大道五段（原中山路二段269號前、原中山路二段318號前、原中山路二段318-6號前、原中山路二段476-1號前、原中山路二段730號前）、新北大道五段與民生路口*2處、新北大道五段波雅頭路口、新北大道五段路燈12306號、路燈12398號、新北大道五段與文程路口、新北大道五段與泰林路口、新北大道五段與全興路口、新北大道五段與貴子路口、新北大道六段與台麗街口、新北大道五段與文程路口、新北大道五段350號、356號、新北大道五段漢口街口、新北大道六段貴陽街口、新北大道六段與明志路三段351巷口、新北大道七段德安*2處街口、新北大道七段42巷口</text:p>
          </table:table-cell>
          <table:table-cell office:value-type="float" office:value="4090.8139999999999" table:style-name="ce6">
            <text:p>4,091<text:s/></text:p>
          </table:table-cell>
          <table:table-cell office:value-type="float" office:value="4090.8139999999999" table:style-name="ce6">
            <text:p>4,09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11">
          <table:table-cell office:value-type="string" table:style-name="ce7">
            <text:p>AC路面改善</text:p>
          </table:table-cell>
          <table:table-cell office:value-type="string" table:style-name="ce7">
            <text:p>（方正）北85線-柑園街：柑園街一段7-1號、35號、65巷口、136號、196號、262-3號、153號</text:p>
          </table:table-cell>
          <table:table-cell office:value-type="float" office:value="418.51499999999999" table:style-name="ce6">
            <text:p>419<text:s/></text:p>
          </table:table-cell>
          <table:table-cell office:value-type="float" office:value="418.51499999999999" table:style-name="ce6">
            <text:p>41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11">
          <table:table-cell office:value-type="string" table:style-name="ce7">
            <text:p>AC路面改善</text:p>
          </table:table-cell>
          <table:table-cell office:value-type="string" table:style-name="ce7">
            <text:p>（路改）北85線-柑園街：柑園街一段7-1號～38巷口、33巷口、60號、65巷口～108號、142號</text:p>
          </table:table-cell>
          <table:table-cell office:value-type="float" office:value="2416.0880000000002" table:style-name="ce6">
            <text:p>2,416<text:s/></text:p>
          </table:table-cell>
          <table:table-cell office:value-type="float" office:value="2416.0880000000002" table:style-name="ce6">
            <text:p>2,41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22">
          <table:table-cell office:value-type="string" table:style-name="ce7">
            <text:p>AC路面改善</text:p>
          </table:table-cell>
          <table:table-cell office:value-type="string" table:style-name="ce7">
            <text:p>（方正）北85線-佳園路一段育德街口、佳園路一段52號、佳園路一段70號、佳園路三段20號、佳園路一段與佳園路二段口、柑園街二段2-1號</text:p>
          </table:table-cell>
          <table:table-cell office:value-type="float" office:value="440.07299999999998" table:style-name="ce6">
            <text:p>440<text:s/></text:p>
          </table:table-cell>
          <table:table-cell office:value-type="float" office:value="440.07299999999998" table:style-name="ce6">
            <text:p>44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12">
          <table:table-cell office:value-type="string" table:style-name="ce7">
            <text:p>AC路面改善</text:p>
          </table:table-cell>
          <table:table-cell office:value-type="string" table:style-name="ce7">
            <text:p>（路改）北85線-佳園路一段中山路口、佳園路二段153號、柑園街一段535號</text:p>
          </table:table-cell>
          <table:table-cell office:value-type="float" office:value="1280.096" table:style-name="ce6">
            <text:p>1,280<text:s/></text:p>
          </table:table-cell>
          <table:table-cell office:value-type="float" office:value="1280.096" table:style-name="ce6">
            <text:p>1,28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AC路面改善</text:p>
          </table:table-cell>
          <table:table-cell office:value-type="string" table:style-name="ce7">
            <text:p>（方正）橫窠雅路:路燈02399號</text:p>
          </table:table-cell>
          <table:table-cell office:value-type="float" office:value="43.463999999999999" table:style-name="ce6">
            <text:p>43<text:s/></text:p>
          </table:table-cell>
          <table:table-cell office:value-type="float" office:value="43.463999999999999" table:style-name="ce6">
            <text:p>4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12">
          <table:table-cell office:value-type="string" table:style-name="ce7">
            <text:p>AC路面改善</text:p>
          </table:table-cell>
          <table:table-cell office:value-type="string" table:style-name="ce7">
            <text:p>（方正）北74線保安街-1段～3段：保安街-1段362號、346號、305號、328號</text:p>
          </table:table-cell>
          <table:table-cell office:value-type="float" office:value="2514.2179999999998" table:style-name="ce6">
            <text:p>2,514<text:s/></text:p>
          </table:table-cell>
          <table:table-cell office:value-type="float" office:value="2514.2179999999998" table:style-name="ce6">
            <text:p>2,51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土城區民德路及學府路口斜坡道改善</text:p>
          </table:table-cell>
          <table:table-cell office:value-type="string" table:style-name="ce7">
            <text:p>土城區</text:p>
          </table:table-cell>
          <table:table-cell office:value-type="float" office:value="27" table:style-name="ce6">
            <text:p>27<text:s/></text:p>
          </table:table-cell>
          <table:table-cell office:value-type="float" office:value="27" table:style-name="ce6">
            <text:p>2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土城區安和國小校門前人行道修繕</text:p>
          </table:table-cell>
          <table:table-cell office:value-type="string" table:style-name="ce7">
            <text:p>土城區</text:p>
          </table:table-cell>
          <table:table-cell office:value-type="float" office:value="38" table:style-name="ce6">
            <text:p>38<text:s/></text:p>
          </table:table-cell>
          <table:table-cell office:value-type="float" office:value="38" table:style-name="ce6">
            <text:p>3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雙溪區牡丹里石筍路增設護欄</text:p>
          </table:table-cell>
          <table:table-cell office:value-type="string" table:style-name="ce7">
            <text:p>雙溪區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572" table:style-name="ce6">
            <text:p>1,57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北市瑞芳區北36線新設溝蓋、102縣道新設水溝及北37線護欄美化工程</text:p>
          </table:table-cell>
          <table:table-cell office:value-type="string" table:style-name="ce7">
            <text:p>瑞芳區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389" table:style-name="ce6">
            <text:p>1,38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土城區學府路與裕民路過路排水管埋設工程</text:p>
          </table:table-cell>
          <table:table-cell office:value-type="string" table:style-name="ce7">
            <text:p>土城區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萬里區北28-2線3K(溪底里富士坪1號土地公廟前)及北28-1線6K~6.5K水溝改善工程</text:p>
          </table:table-cell>
          <table:table-cell office:value-type="string" table:style-name="ce7">
            <text:p>萬里區</text:p>
          </table:table-cell>
          <table:table-cell office:value-type="float" office:value="595" table:style-name="ce6">
            <text:p>595<text:s/></text:p>
          </table:table-cell>
          <table:table-cell office:value-type="float" office:value="595" table:style-name="ce6">
            <text:p>59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瑞芳區阿美家園新設防護網工程</text:p>
          </table:table-cell>
          <table:table-cell office:value-type="string" table:style-name="ce7">
            <text:p>瑞芳區</text:p>
          </table:table-cell>
          <table:table-cell office:value-type="float" office:value="67" table:style-name="ce6">
            <text:p>67<text:s/></text:p>
          </table:table-cell>
          <table:table-cell office:value-type="float" office:value="67" table:style-name="ce6">
            <text:p>6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萬里區北28鄉道路(崁腳國小前)設置人行道工程</text:p>
          </table:table-cell>
          <table:table-cell office:value-type="string" table:style-name="ce7">
            <text:p>萬里區</text:p>
          </table:table-cell>
          <table:table-cell office:value-type="float" office:value="182" table:style-name="ce6">
            <text:p>182<text:s/></text:p>
          </table:table-cell>
          <table:table-cell office:value-type="float" office:value="182" table:style-name="ce6">
            <text:p>18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土城區南天母路62號旁過路排水管埋設工程</text:p>
          </table:table-cell>
          <table:table-cell office:value-type="string" table:style-name="ce7">
            <text:p>土城區</text:p>
          </table:table-cell>
          <table:table-cell office:value-type="float" office:value="324" table:style-name="ce6">
            <text:p>324<text:s/></text:p>
          </table:table-cell>
          <table:table-cell office:value-type="float" office:value="324" table:style-name="ce6">
            <text:p>32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萬里區台2線新設路燈及路燈除銹粉刷</text:p>
          </table:table-cell>
          <table:table-cell office:value-type="string" table:style-name="ce7">
            <text:p>萬里區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4747" table:style-name="ce6">
            <text:p>4,74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萬里區台2線新設欄杆共四段</text:p>
          </table:table-cell>
          <table:table-cell office:value-type="string" table:style-name="ce7">
            <text:p>萬里區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405" table:style-name="ce6">
            <text:p>1,40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萬里區北28-2線2K彎道水溝加蓋及新設護欄</text:p>
          </table:table-cell>
          <table:table-cell office:value-type="string" table:style-name="ce7">
            <text:p>萬里區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1145" table:style-name="ce6">
            <text:p>1,14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土城區學成路(122號至94巷口)人行道改善工程</text:p>
          </table:table-cell>
          <table:table-cell office:value-type="string" table:style-name="ce7">
            <text:p>土城區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700" table:style-name="ce6">
            <text:p>1,70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板橋區重慶里國慶路人行道改善</text:p>
          </table:table-cell>
          <table:table-cell office:value-type="string" table:style-name="ce7">
            <text:p>板橋區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4000" table:style-name="ce6">
            <text:p>4,00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坪林區北42線17K+124~17K+601排水工程</text:p>
          </table:table-cell>
          <table:table-cell office:value-type="string" table:style-name="ce7">
            <text:p>坪林區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082" table:style-name="ce6">
            <text:p>1,08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板橋區大觀路(大觀地下道旁)新設護欄工程</text:p>
          </table:table-cell>
          <table:table-cell office:value-type="string" table:style-name="ce7">
            <text:p>板橋區</text:p>
          </table:table-cell>
          <table:table-cell office:value-type="float" office:value="332" table:style-name="ce6">
            <text:p>332<text:s/></text:p>
          </table:table-cell>
          <table:table-cell office:value-type="float" office:value="332" table:style-name="ce6">
            <text:p>33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萬里區萬里國小旁巷道舖面改善工程</text:p>
          </table:table-cell>
          <table:table-cell office:value-type="string" table:style-name="ce7">
            <text:p>萬里區</text:p>
          </table:table-cell>
          <table:table-cell office:value-type="float" office:value="744" table:style-name="ce6">
            <text:p>744<text:s/></text:p>
          </table:table-cell>
          <table:table-cell office:value-type="float" office:value="744" table:style-name="ce6">
            <text:p>74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店區建業路側溝改善及中興路2段218巷11號前排水溝更換工程</text:p>
          </table:table-cell>
          <table:table-cell office:value-type="string" table:style-name="ce7">
            <text:p>新店區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318" table:style-name="ce6">
            <text:p>1,31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店區達觀國小人行道工程</text:p>
          </table:table-cell>
          <table:table-cell office:value-type="string" table:style-name="ce7">
            <text:p>新店區</text:p>
          </table:table-cell>
          <table:table-cell office:value-type="float" office:value="380" table:style-name="ce6">
            <text:p>380<text:s/></text:p>
          </table:table-cell>
          <table:table-cell office:value-type="float" office:value="380" table:style-name="ce6">
            <text:p>38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中和區中山路3段人行道及附屬設施改善工程</text:p>
          </table:table-cell>
          <table:table-cell office:value-type="string" table:style-name="ce7">
            <text:p>中和區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8066" table:style-name="ce6">
            <text:p>8,06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中和區福美街人行道及附屬設施改善工程</text:p>
          </table:table-cell>
          <table:table-cell office:value-type="string" table:style-name="ce7">
            <text:p>中和區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5784" table:style-name="ce6">
            <text:p>5,78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中和區員山路(員山路143巷至連城路口)人行道改善工程</text:p>
          </table:table-cell>
          <table:table-cell office:value-type="string" table:style-name="ce7">
            <text:p>中和區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238" table:style-name="ce6">
            <text:p>3,23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店區安康路三段660巷排水改善工程</text:p>
          </table:table-cell>
          <table:table-cell office:value-type="string" table:style-name="ce7">
            <text:p>新店區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3127" table:style-name="ce6">
            <text:p>13,12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店區安興路91巷內排水改善工程</text:p>
          </table:table-cell>
          <table:table-cell office:value-type="string" table:style-name="ce7">
            <text:p>新店區</text:p>
          </table:table-cell>
          <table:table-cell office:value-type="float" office:value="126" table:style-name="ce6">
            <text:p>126<text:s/></text:p>
          </table:table-cell>
          <table:table-cell office:value-type="float" office:value="126" table:style-name="ce6">
            <text:p>12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五股區民義路一段排水不良工程</text:p>
          </table:table-cell>
          <table:table-cell office:value-type="string" table:style-name="ce7">
            <text:p>五股區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447" table:style-name="ce6">
            <text:p>3,44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八里區北50線鄉道4.5K處新設L溝與既有明溝加蓋工程</text:p>
          </table:table-cell>
          <table:table-cell office:value-type="string" table:style-name="ce7">
            <text:p>八里區</text:p>
          </table:table-cell>
          <table:table-cell office:value-type="float" office:value="586" table:style-name="ce6">
            <text:p>586<text:s/></text:p>
          </table:table-cell>
          <table:table-cell office:value-type="float" office:value="586" table:style-name="ce6">
            <text:p>58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大德路兩旁公有人行道增設機車停車彎工程</text:p>
          </table:table-cell>
          <table:table-cell office:value-type="string" table:style-name="ce7">
            <text:p>三峽區</text:p>
          </table:table-cell>
          <table:table-cell office:value-type="float" office:value="814" table:style-name="ce6">
            <text:p>814<text:s/></text:p>
          </table:table-cell>
          <table:table-cell office:value-type="float" office:value="814" table:style-name="ce6">
            <text:p>81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莊區中平路292巷人行道墊高工程</text:p>
          </table:table-cell>
          <table:table-cell office:value-type="string" table:style-name="ce7">
            <text:p>新莊區</text:p>
          </table:table-cell>
          <table:table-cell office:value-type="float" office:value="417" table:style-name="ce6">
            <text:p>417<text:s/></text:p>
          </table:table-cell>
          <table:table-cell office:value-type="float" office:value="417" table:style-name="ce6">
            <text:p>41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莊區中正路893巷口人行缺口拓寬工程</text:p>
          </table:table-cell>
          <table:table-cell office:value-type="string" table:style-name="ce7">
            <text:p>新莊區</text:p>
          </table:table-cell>
          <table:table-cell office:value-type="float" office:value="39" table:style-name="ce6">
            <text:p>39<text:s/></text:p>
          </table:table-cell>
          <table:table-cell office:value-type="float" office:value="39" table:style-name="ce6">
            <text:p>3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八里區北50線6K處增設排水溝工程</text:p>
          </table:table-cell>
          <table:table-cell office:value-type="string" table:style-name="ce7">
            <text:p>八里區</text:p>
          </table:table-cell>
          <table:table-cell office:value-type="float" office:value="74" table:style-name="ce6">
            <text:p>74<text:s/></text:p>
          </table:table-cell>
          <table:table-cell office:value-type="float" office:value="74" table:style-name="ce6">
            <text:p>7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大同路二段汐科站旁路燈拆除工程</text:p>
          </table:table-cell>
          <table:table-cell office:value-type="string" table:style-name="ce7">
            <text:p>汐止區</text:p>
          </table:table-cell>
          <table:table-cell office:value-type="float" office:value="9" table:style-name="ce6">
            <text:p>9<text:s/></text:p>
          </table:table-cell>
          <table:table-cell office:value-type="float" office:value="9" table:style-name="ce6">
            <text:p>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竹林路人行道鋪面調整工程</text:p>
          </table:table-cell>
          <table:table-cell office:value-type="string" table:style-name="ce7">
            <text:p>林口區</text:p>
          </table:table-cell>
          <table:table-cell office:value-type="float" office:value="4" table:style-name="ce6">
            <text:p>4<text:s/></text:p>
          </table:table-cell>
          <table:table-cell office:value-type="float" office:value="4" table:style-name="ce6">
            <text:p>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文化二路(四維路至信義路間)人行道改善工程</text:p>
          </table:table-cell>
          <table:table-cell office:value-type="string" table:style-name="ce7">
            <text:p>林口區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634" table:style-name="ce6">
            <text:p>1,63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文化二路(中山路至中華一路間)分隔島延伸及缺口整修</text:p>
          </table:table-cell>
          <table:table-cell office:value-type="string" table:style-name="ce7">
            <text:p>林口區</text:p>
          </table:table-cell>
          <table:table-cell office:value-type="float" office:value="57" table:style-name="ce6">
            <text:p>57<text:s/></text:p>
          </table:table-cell>
          <table:table-cell office:value-type="float" office:value="57" table:style-name="ce6">
            <text:p>5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仁愛二路與文化二路人行道改善工程</text:p>
          </table:table-cell>
          <table:table-cell office:value-type="string" table:style-name="ce7">
            <text:p>林口區</text:p>
          </table:table-cell>
          <table:table-cell office:value-type="float" office:value="234" table:style-name="ce6">
            <text:p>234<text:s/></text:p>
          </table:table-cell>
          <table:table-cell office:value-type="float" office:value="234" table:style-name="ce6">
            <text:p>23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淡水區中正路一段與沙崙路口人行道及排水溝改善工程</text:p>
          </table:table-cell>
          <table:table-cell office:value-type="string" table:style-name="ce7">
            <text:p>淡水區</text:p>
          </table:table-cell>
          <table:table-cell office:value-type="float" office:value="652" table:style-name="ce6">
            <text:p>652<text:s/></text:p>
          </table:table-cell>
          <table:table-cell office:value-type="float" office:value="652" table:style-name="ce6">
            <text:p>65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文化一路2段(竹林路606巷口)中央分隔島開設缺口工程</text:p>
          </table:table-cell>
          <table:table-cell office:value-type="string" table:style-name="ce7">
            <text:p>林口區</text:p>
          </table:table-cell>
          <table:table-cell office:value-type="float" office:value="124" table:style-name="ce6">
            <text:p>124<text:s/></text:p>
          </table:table-cell>
          <table:table-cell office:value-type="float" office:value="124" table:style-name="ce6">
            <text:p>12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蘆洲區三民路與中正路口開設2處缺口工程</text:p>
          </table:table-cell>
          <table:table-cell office:value-type="string" table:style-name="ce7">
            <text:p>蘆洲區</text:p>
          </table:table-cell>
          <table:table-cell office:value-type="float" office:value="198" table:style-name="ce6">
            <text:p>198<text:s/></text:p>
          </table:table-cell>
          <table:table-cell office:value-type="float" office:value="198" table:style-name="ce6">
            <text:p>19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文小15用地景觀燈設置工程</text:p>
          </table:table-cell>
          <table:table-cell office:value-type="string" table:style-name="ce7">
            <text:p>林口區</text:p>
          </table:table-cell>
          <table:table-cell office:value-type="float" office:value="432" table:style-name="ce6">
            <text:p>432<text:s/></text:p>
          </table:table-cell>
          <table:table-cell office:value-type="float" office:value="432" table:style-name="ce6">
            <text:p>43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淡水區自強路(80巷至民權路92巷間)雙號側排水改善工程</text:p>
          </table:table-cell>
          <table:table-cell office:value-type="string" table:style-name="ce7">
            <text:p>淡水區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614" table:style-name="ce6">
            <text:p>2,61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樹林區柑園街1段23號前至柑園二橋口新設鋼板護欄工程</text:p>
          </table:table-cell>
          <table:table-cell office:value-type="string" table:style-name="ce7">
            <text:p>樹林區</text:p>
          </table:table-cell>
          <table:table-cell office:value-type="float" office:value="166" table:style-name="ce6">
            <text:p>166<text:s/></text:p>
          </table:table-cell>
          <table:table-cell office:value-type="float" office:value="166" table:style-name="ce6">
            <text:p>16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大同路2段240號(M前)人行道改善工程</text:p>
          </table:table-cell>
          <table:table-cell office:value-type="string" table:style-name="ce7">
            <text:p>汐止區</text:p>
          </table:table-cell>
          <table:table-cell office:value-type="float" office:value="228" table:style-name="ce6">
            <text:p>228<text:s/></text:p>
          </table:table-cell>
          <table:table-cell office:value-type="float" office:value="228" table:style-name="ce6">
            <text:p>22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樹林區育德街（佳園路一段至育德國小後門段）人行道工程</text:p>
          </table:table-cell>
          <table:table-cell office:value-type="string" table:style-name="ce7">
            <text:p>樹林區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1338" table:style-name="ce6">
            <text:p>1,33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區環河北路與三信路口無障礙斜坡道改善</text:p>
          </table:table-cell>
          <table:table-cell office:value-type="string" table:style-name="ce7">
            <text:p>三重區</text:p>
          </table:table-cell>
          <table:table-cell office:value-type="float" office:value="12" table:style-name="ce6">
            <text:p>12<text:s/></text:p>
          </table:table-cell>
          <table:table-cell office:value-type="float" office:value="12" table:style-name="ce6">
            <text:p>1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大同路一段148號前路燈拆除</text:p>
          </table:table-cell>
          <table:table-cell office:value-type="string" table:style-name="ce7">
            <text:p>汐止區</text:p>
          </table:table-cell>
          <table:table-cell office:value-type="float" office:value="8" table:style-name="ce6">
            <text:p>8<text:s/></text:p>
          </table:table-cell>
          <table:table-cell office:value-type="float" office:value="8" table:style-name="ce6">
            <text:p>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淡水區山仔頂24之1號旁新設擋土牆</text:p>
          </table:table-cell>
          <table:table-cell office:value-type="string" table:style-name="ce7">
            <text:p>淡水區</text:p>
          </table:table-cell>
          <table:table-cell office:value-type="float" office:value="345" table:style-name="ce6">
            <text:p>345<text:s/></text:p>
          </table:table-cell>
          <table:table-cell office:value-type="float" office:value="345" table:style-name="ce6">
            <text:p>34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大同路一段380號前人行道整修</text:p>
          </table:table-cell>
          <table:table-cell office:value-type="string" table:style-name="ce7">
            <text:p>汐止區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大同路（南興路至茄苳路口）兩側人行道改善工程</text:p>
          </table:table-cell>
          <table:table-cell office:value-type="string" table:style-name="ce7">
            <text:p>汐止區</text:p>
          </table:table-cell>
          <table:table-cell office:value-type="float" office:value="405" table:style-name="ce6">
            <text:p>405<text:s/></text:p>
          </table:table-cell>
          <table:table-cell office:value-type="float" office:value="405" table:style-name="ce6">
            <text:p>40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區成功路106之4-112之3號前人行道改善工程</text:p>
          </table:table-cell>
          <table:table-cell office:value-type="string" table:style-name="ce7">
            <text:p>三重區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684" table:style-name="ce6">
            <text:p>1,68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新台五路1段與大同路1段口迴轉道旁新設人行道改善工程</text:p>
          </table:table-cell>
          <table:table-cell office:value-type="string" table:style-name="ce7">
            <text:p>汐止區</text:p>
          </table:table-cell>
          <table:table-cell office:value-type="float" office:value="146" table:style-name="ce6">
            <text:p>146<text:s/></text:p>
          </table:table-cell>
          <table:table-cell office:value-type="float" office:value="146" table:style-name="ce6">
            <text:p>14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大同路3段26號（人和碳烤旁）旁RC護欄工程</text:p>
          </table:table-cell>
          <table:table-cell office:value-type="string" table:style-name="ce7">
            <text:p>汐止區</text:p>
          </table:table-cell>
          <table:table-cell office:value-type="float" office:value="164" table:style-name="ce6">
            <text:p>164<text:s/></text:p>
          </table:table-cell>
          <table:table-cell office:value-type="float" office:value="164" table:style-name="ce6">
            <text:p>16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林口區忠孝路（公園路至文化二路一段）單側人行道整修</text:p>
          </table:table-cell>
          <table:table-cell office:value-type="string" table:style-name="ce7">
            <text:p>林口區</text:p>
          </table:table-cell>
          <table:table-cell office:value-type="float" office:value="781" table:style-name="ce6">
            <text:p>781<text:s/></text:p>
          </table:table-cell>
          <table:table-cell office:value-type="float" office:value="781" table:style-name="ce6">
            <text:p>781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中正北路560巷77弄淹水改善</text:p>
          </table:table-cell>
          <table:table-cell office:value-type="string" table:style-name="ce7">
            <text:p>三重區</text:p>
          </table:table-cell>
          <table:table-cell office:value-type="float" office:value="630" table:style-name="ce6">
            <text:p>630<text:s/></text:p>
          </table:table-cell>
          <table:table-cell office:value-type="float" office:value="630" table:style-name="ce6">
            <text:p>63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中正北路560巷100弄淹水改善</text:p>
          </table:table-cell>
          <table:table-cell office:value-type="string" table:style-name="ce7">
            <text:p>三重區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1167" table:style-name="ce6">
            <text:p>1,16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青山國小旁人行道改善工程</text:p>
          </table:table-cell>
          <table:table-cell office:value-type="string" table:style-name="ce7">
            <text:p>汐止區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095" table:style-name="ce6">
            <text:p>1,09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區自強路(重陽路至正義北路間)兩側人行道改善工程</text:p>
          </table:table-cell>
          <table:table-cell office:value-type="string" table:style-name="ce7">
            <text:p>三重區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9901" table:style-name="ce6">
            <text:p>9,901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區名源街(三陽路至新北大道)兩側水溝蓋更新及清淤工程</text:p>
          </table:table-cell>
          <table:table-cell office:value-type="string" table:style-name="ce7">
            <text:p>三重區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034" table:style-name="ce6">
            <text:p>1,03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重區力行路(忠孝路至重陽路間)人行道改善工程</text:p>
          </table:table-cell>
          <table:table-cell office:value-type="string" table:style-name="ce7">
            <text:p>三重區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8119" table:style-name="ce6">
            <text:p>8,11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湊合橋截角拓寬工程</text:p>
          </table:table-cell>
          <table:table-cell office:value-type="string" table:style-name="ce7">
            <text:p>三峽區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885" table:style-name="ce6">
            <text:p>4,88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梢楠橋改建工程</text:p>
          </table:table-cell>
          <table:table-cell office:value-type="string" table:style-name="ce7">
            <text:p>三峽區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5262" table:style-name="ce6">
            <text:p>5,26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五股區永安大橋光雕增設工程</text:p>
          </table:table-cell>
          <table:table-cell office:value-type="string" table:style-name="ce7">
            <text:p>五股區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7636" table:style-name="ce6">
            <text:p>7,63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東眼橋重新整修並增設光雕設施工程</text:p>
          </table:table-cell>
          <table:table-cell office:value-type="string" table:style-name="ce7">
            <text:p>三峽區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17" table:style-name="ce6">
            <text:p>3,61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瑞芳區甕仔潭橋護欄改及光雕美化工程</text:p>
          </table:table-cell>
          <table:table-cell office:value-type="string" table:style-name="ce7">
            <text:p>瑞芳區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5647" table:style-name="ce6">
            <text:p>5,64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鴻信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汐止區湖蓮橋評估光雕工程</text:p>
          </table:table-cell>
          <table:table-cell office:value-type="string" table:style-name="ce7">
            <text:p>汐止區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2283" table:style-name="ce6">
            <text:p>2,283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基強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金山區北22道磺溪橋改善案</text:p>
          </table:table-cell>
          <table:table-cell office:value-type="string" table:style-name="ce7">
            <text:p>金山區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944" table:style-name="ce6">
            <text:p>1,94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五股區中興路2段中山高速公路下涵洞美化工程</text:p>
          </table:table-cell>
          <table:table-cell office:value-type="string" table:style-name="ce7">
            <text:p>五股區</text:p>
          </table:table-cell>
          <table:table-cell office:value-type="float" office:value="467" table:style-name="ce6">
            <text:p>467<text:s/></text:p>
          </table:table-cell>
          <table:table-cell office:value-type="float" office:value="467" table:style-name="ce6">
            <text:p>46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北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新莊區臺65線下方(中環路)橋墩P073~P075間雙側增設隔音牆工程</text:p>
          </table:table-cell>
          <table:table-cell office:value-type="string" table:style-name="ce7">
            <text:p>新莊區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617" table:style-name="ce6">
            <text:p>4,61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鴻信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醒心橋維修補強工程</text:p>
          </table:table-cell>
          <table:table-cell office:value-type="string" table:style-name="ce7">
            <text:p>三峽區</text:p>
          </table:table-cell>
          <table:table-cell office:value-type="float" office:value="600" table:style-name="ce6">
            <text:p>600<text:s/></text:p>
          </table:table-cell>
          <table:table-cell office:value-type="float" office:value="600" table:style-name="ce6">
            <text:p>60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大利橋維修補強工程</text:p>
          </table:table-cell>
          <table:table-cell office:value-type="string" table:style-name="ce7">
            <text:p>三峽區</text:p>
          </table:table-cell>
          <table:table-cell office:value-type="float" office:value="79" table:style-name="ce6">
            <text:p>79<text:s/></text:p>
          </table:table-cell>
          <table:table-cell office:value-type="float" office:value="79" table:style-name="ce6">
            <text:p>7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三峽區中園橋維修補強工程</text:p>
          </table:table-cell>
          <table:table-cell office:value-type="string" table:style-name="ce7">
            <text:p>三峽區</text:p>
          </table:table-cell>
          <table:table-cell office:value-type="float" office:value="157" table:style-name="ce6">
            <text:p>157<text:s/></text:p>
          </table:table-cell>
          <table:table-cell office:value-type="float" office:value="157" table:style-name="ce6">
            <text:p>157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6"/>
        </table:table-row>
        <table:table-row table:style-name="ro7">
          <table:table-cell office:value-type="string" table:style-name="ce17">
            <text:p>警察局小計</text:p>
          </table:table-cell>
          <table:table-cell table:style-name="ce19"/>
          <table:table-cell office:value-type="float" office:value="370" table:formula="msoxl:=SUM(C418:C421)" table:style-name="ce18">
            <text:p>370<text:s/></text:p>
          </table:table-cell>
          <table:table-cell office:value-type="float" office:value="360" table:formula="msoxl:=SUM(D418:D421)" table:style-name="ce18">
            <text:p>360<text:s/></text:p>
          </table:table-cell>
          <table:table-cell table:number-columns-repeated="4" table:style-name="ce19"/>
          <table:table-cell table:number-columns-repeated="16376"/>
        </table:table-row>
        <table:table-row table:style-name="ro27">
          <table:table-cell office:value-type="string" table:style-name="ce7">
            <text:p>新店分局安康派出所購置LED電子看板設備案</text:p>
          </table:table-cell>
          <table:table-cell office:value-type="string" table:style-name="ce7">
            <text:p>安康派出所</text:p>
          </table:table-cell>
          <table:table-cell office:value-type="float" office:value="100" table:style-name="ce6">
            <text:p>100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店分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新耀光電(股)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瑞芳分局平溪分駐所購置自動外心臟電擊去顫器(AED)設備案</text:p>
          </table:table-cell>
          <table:table-cell office:value-type="string" table:style-name="ce7">
            <text:p>平溪分駐所</text:p>
          </table:table-cell>
          <table:table-cell office:value-type="float" office:value="85" table:style-name="ce6">
            <text:p>85<text:s/></text:p>
          </table:table-cell>
          <table:table-cell office:value-type="float" office:value="85" table:style-name="ce6">
            <text:p>85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瑞芳分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立偉電子(股)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瑞芳分局十分派出所購置自動外心臟電擊去顫器(AED)設備案</text:p>
          </table:table-cell>
          <table:table-cell office:value-type="string" table:style-name="ce7">
            <text:p>十分派出所</text:p>
          </table:table-cell>
          <table:table-cell office:value-type="float" office:value="85" table:style-name="ce6">
            <text:p>85<text:s/></text:p>
          </table:table-cell>
          <table:table-cell office:value-type="float" office:value="85" table:style-name="ce6">
            <text:p>85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瑞芳分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立偉電子(股)有限公司</text:p>
          </table:table-cell>
          <table:table-cell table:number-columns-repeated="16376"/>
        </table:table-row>
        <table:table-row table:style-name="ro27">
          <table:table-cell office:value-type="string" table:style-name="ce7">
            <text:p>新店分局烏來分駐所購置LED電子看板設備案</text:p>
          </table:table-cell>
          <table:table-cell office:value-type="string" table:style-name="ce7">
            <text:p>烏來分駐所</text:p>
          </table:table-cell>
          <table:table-cell office:value-type="float" office:value="100" table:style-name="ce6">
            <text:p>100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瑞芳分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新耀光電(股)有限公司</text:p>
          </table:table-cell>
          <table:table-cell table:number-columns-repeated="16376"/>
        </table:table-row>
        <table:table-row table:style-name="ro7">
          <table:table-cell office:value-type="string" table:style-name="ce17">
            <text:p>觀光局小計</text:p>
          </table:table-cell>
          <table:table-cell table:style-name="ce19"/>
          <table:table-cell office:value-type="float" office:value="748.28399999999999" table:formula="msoxl:=SUM(C423:C423)" table:style-name="ce18">
            <text:p>748<text:s/></text:p>
          </table:table-cell>
          <table:table-cell office:value-type="float" office:value="748.28399999999999" table:formula="msoxl:=SUM(D423:D423)" table:style-name="ce18">
            <text:p>748<text:s/></text:p>
          </table:table-cell>
          <table:table-cell table:number-columns-repeated="4" table:style-name="ce19"/>
          <table:table-cell table:number-columns-repeated="16376"/>
        </table:table-row>
        <table:table-row table:style-name="ro8">
          <table:table-cell office:value-type="string" table:style-name="ce7">
            <text:p>瑞芳區四腳亭砲台指標、道路及粗坑口煤窯步道整修</text:p>
          </table:table-cell>
          <table:table-cell office:value-type="string" table:style-name="ce7">
            <text:p>瑞芳區</text:p>
          </table:table-cell>
          <table:table-cell office:value-type="float" office:value="748.28399999999999" table:style-name="ce6">
            <text:p>748<text:s/></text:p>
          </table:table-cell>
          <table:table-cell office:value-type="float" office:value="748.28399999999999" table:style-name="ce6">
            <text:p>748<text:s/></text:p>
          </table:table-cell>
          <table:table-cell office:value-type="string" table:style-name="ce7">
            <text:p>觀光旅遊推展及管理-觀光及風景地區工程-設備及投資-公共設施及設施費</text:p>
          </table:table-cell>
          <table:table-cell office:value-type="string" table:style-name="ce7">
            <text:p>觀光旅遊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晉通營造有限公司</text:p>
          </table:table-cell>
          <table:table-cell table:number-columns-repeated="16376"/>
        </table:table-row>
        <table:table-row table:style-name="ro7">
          <table:table-cell office:value-type="string" table:style-name="ce20">
            <text:p>土城區公所小計</text:p>
          </table:table-cell>
          <table:table-cell table:style-name="ce19"/>
          <table:table-cell office:value-type="float" office:value="512" table:formula="msoxl:=SUM(C425:C428)" table:style-name="ce18">
            <text:p>512<text:s/></text:p>
          </table:table-cell>
          <table:table-cell office:value-type="float" office:value="512" table:formula="msoxl:=SUM(D425:D428)" table:style-name="ce18">
            <text:p>512<text:s/></text:p>
          </table:table-cell>
          <table:table-cell table:number-columns-repeated="4" table:style-name="ce19"/>
          <table:table-cell table:number-columns-repeated="16376"/>
        </table:table-row>
        <table:table-row table:style-name="ro10">
          <table:table-cell office:value-type="string" table:style-name="ce7">
            <text:p>路面改善刨舖</text:p>
          </table:table-cell>
          <table:table-cell office:value-type="string" table:style-name="ce7">
            <text:p>土城區石門路56-5號</text:p>
          </table:table-cell>
          <table:table-cell office:value-type="float" office:value="54" table:style-name="ce6">
            <text:p>54<text:s/></text:p>
          </table:table-cell>
          <table:table-cell office:value-type="float" office:value="54" table:style-name="ce6">
            <text:p>54<text:s/></text:p>
          </table:table-cell>
          <table:table-cell office:value-type="string" table:style-name="ce7">
            <text:p>區政業務-建築及設備-設備及投資-公共建設及設施費-辦理轄區道路路面養護及改善工程等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易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路面改善刨舖</text:p>
          </table:table-cell>
          <table:table-cell office:value-type="string" table:style-name="ce7">
            <text:p>土城區忠承路29巷路面</text:p>
          </table:table-cell>
          <table:table-cell office:value-type="float" office:value="214" table:style-name="ce6">
            <text:p>214<text:s/></text:p>
          </table:table-cell>
          <table:table-cell office:value-type="float" office:value="214" table:style-name="ce6">
            <text:p>214<text:s/></text:p>
          </table:table-cell>
          <table:table-cell office:value-type="string" table:style-name="ce7">
            <text:p>區政業務-建築及設備-設備及投資-公共建設及設施費-辦理轄區道路路面養護及改善工程等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得原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路面改善刨舖</text:p>
          </table:table-cell>
          <table:table-cell office:value-type="string" table:style-name="ce7">
            <text:p>土城區裕生路83巷16弄路面</text:p>
          </table:table-cell>
          <table:table-cell office:value-type="float" office:value="104" table:style-name="ce6">
            <text:p>104<text:s/></text:p>
          </table:table-cell>
          <table:table-cell office:value-type="float" office:value="104" table:style-name="ce6">
            <text:p>104<text:s/></text:p>
          </table:table-cell>
          <table:table-cell office:value-type="string" table:style-name="ce7">
            <text:p>區政業務-建築及設備-設備及投資-公共建設及設施費-辦理轄區道路路面養護及改善工程等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得原營造有限公司</text:p>
          </table:table-cell>
          <table:table-cell table:number-columns-repeated="16376"/>
        </table:table-row>
        <table:table-row table:style-name="ro10">
          <table:table-cell office:value-type="string" table:style-name="ce7">
            <text:p>路面改善刨舖</text:p>
          </table:table-cell>
          <table:table-cell office:value-type="string" table:style-name="ce7">
            <text:p>和平路58號對面路面</text:p>
          </table:table-cell>
          <table:table-cell office:value-type="float" office:value="140" table:style-name="ce6">
            <text:p>140<text:s/></text:p>
          </table:table-cell>
          <table:table-cell office:value-type="float" office:value="140" table:style-name="ce6">
            <text:p>140<text:s/></text:p>
          </table:table-cell>
          <table:table-cell office:value-type="string" table:style-name="ce7">
            <text:p>區政業務-建築及設備-設備及投資-公共建設及設施費-辦理轄區道路路面養護及改善工程等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得原營造有限公司</text:p>
          </table:table-cell>
          <table:table-cell table:number-columns-repeated="16376"/>
        </table:table-row>
        <table:table-row table:style-name="ro7">
          <table:table-cell office:value-type="string" table:style-name="ce21">
            <text:p>石碇區公所小計</text:p>
          </table:table-cell>
          <table:table-cell table:style-name="ce19"/>
          <table:table-cell office:value-type="float" office:value="3425" table:formula="msoxl:=SUM(C430:C433)" table:style-name="ce18">
            <text:p>3,425<text:s/></text:p>
          </table:table-cell>
          <table:table-cell office:value-type="float" office:value="3425" table:formula="msoxl:=SUM(D430:D433)" table:style-name="ce18">
            <text:p>3,425<text:s/></text:p>
          </table:table-cell>
          <table:table-cell table:number-columns-repeated="4" table:style-name="ce19"/>
          <table:table-cell table:number-columns-repeated="16376"/>
        </table:table-row>
        <table:table-row table:style-name="ro9">
          <table:table-cell office:value-type="string" table:style-name="ce7">
            <text:p>永安里濕水仔道路路面改善</text:p>
          </table:table-cell>
          <table:table-cell office:value-type="string" table:style-name="ce7">
            <text:p>永安濕水仔道路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1630" table:style-name="ce6">
            <text:p>1,630<text:s/></text:p>
          </table:table-cell>
          <table:table-cell office:value-type="string" table:style-name="ce7">
            <text:p>區政業務-區政業務-建築及設備-設備及投資</text:p>
          </table:table-cell>
          <table:table-cell office:value-type="string" table:style-name="ce7">
            <text:p>新北市石碇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永安里水底寮7-11號路面改善</text:p>
          </table:table-cell>
          <table:table-cell office:value-type="string" table:style-name="ce7">
            <text:p>永安里水底寮7-11號</text:p>
          </table:table-cell>
          <table:table-cell office:value-type="float" office:value="940" table:style-name="ce6">
            <text:p>940<text:s/></text:p>
          </table:table-cell>
          <table:table-cell office:value-type="float" office:value="940" table:style-name="ce6">
            <text:p>940<text:s/></text:p>
          </table:table-cell>
          <table:table-cell office:value-type="string" table:style-name="ce7">
            <text:p>區政業務-區政業務-建築及設備-設備及投資</text:p>
          </table:table-cell>
          <table:table-cell office:value-type="string" table:style-name="ce7">
            <text:p>新北市石碇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永安里塗潭直潭道路路面改善</text:p>
          </table:table-cell>
          <table:table-cell office:value-type="string" table:style-name="ce7">
            <text:p>永安里塗潭直潭道路</text:p>
          </table:table-cell>
          <table:table-cell office:value-type="float" office:value="558" table:style-name="ce6">
            <text:p>558<text:s/></text:p>
          </table:table-cell>
          <table:table-cell office:value-type="float" office:value="558" table:style-name="ce6">
            <text:p>558<text:s/></text:p>
          </table:table-cell>
          <table:table-cell office:value-type="string" table:style-name="ce7">
            <text:p>區政業務-區政業務-建築及設備-設備及投資</text:p>
          </table:table-cell>
          <table:table-cell office:value-type="string" table:style-name="ce7">
            <text:p>新北市石碇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6"/>
        </table:table-row>
        <table:table-row table:style-name="ro9">
          <table:table-cell office:value-type="string" table:style-name="ce7">
            <text:p>格頭里五郎寮8-2號路面改善</text:p>
          </table:table-cell>
          <table:table-cell office:value-type="string" table:style-name="ce7">
            <text:p>格頭里五郎寮8-2號</text:p>
          </table:table-cell>
          <table:table-cell office:value-type="float" office:value="297" table:style-name="ce6">
            <text:p>297<text:s/></text:p>
          </table:table-cell>
          <table:table-cell office:value-type="float" office:value="297" table:style-name="ce6">
            <text:p>297<text:s/></text:p>
          </table:table-cell>
          <table:table-cell office:value-type="string" table:style-name="ce7">
            <text:p>區政業務-區政業務-建築及設備-設備及投資</text:p>
          </table:table-cell>
          <table:table-cell office:value-type="string" table:style-name="ce7">
            <text:p>新北市石碇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6"/>
        </table:table-row>
        <table:table-row table:style-name="ro7">
          <table:table-cell office:value-type="string" table:style-name="ce21">
            <text:p>八里區公所小計</text:p>
          </table:table-cell>
          <table:table-cell table:style-name="ce19"/>
          <table:table-cell office:value-type="float" office:value="1237" table:formula="msoxl:=SUM(C435:C436)" table:style-name="ce18">
            <text:p>1,237<text:s/></text:p>
          </table:table-cell>
          <table:table-cell office:value-type="float" office:value="1237" table:formula="msoxl:=SUM(D435:D436)" table:style-name="ce18">
            <text:p>1,237<text:s/></text:p>
          </table:table-cell>
          <table:table-cell table:number-columns-repeated="4" table:style-name="ce19"/>
          <table:table-cell table:number-columns-repeated="16376"/>
        </table:table-row>
        <table:table-row table:style-name="ro27">
          <table:table-cell office:value-type="string" table:style-name="ce7">
            <text:p>埤頭里挖子尾側溝清淤工程</text:p>
          </table:table-cell>
          <table:table-cell office:value-type="string" table:style-name="ce7">
            <text:p>八里區</text:p>
          </table:table-cell>
          <table:table-cell office:value-type="float" office:value="97" table:style-name="ce6">
            <text:p>97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八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樹工程行</text:p>
          </table:table-cell>
          <table:table-cell table:number-columns-repeated="16376"/>
        </table:table-row>
        <table:table-row table:style-name="ro8">
          <table:table-cell office:value-type="string" table:style-name="ce7">
            <text:p>八里廣播系統新舊整合設備</text:p>
          </table:table-cell>
          <table:table-cell office:value-type="string" table:style-name="ce7">
            <text:p>八里區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140" table:style-name="ce6">
            <text:p>1,14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八里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1.祐承科技有限公司</text:p>
            <text:p>2.訊控通信工程行</text:p>
          </table:table-cell>
          <table:table-cell table:number-columns-repeated="16376"/>
        </table:table-row>
        <table:table-row table:number-rows-repeated="2" table:style-name="ro28">
          <table:table-cell table:number-columns-repeated="16384" table:style-name="ce1"/>
        </table:table-row>
        <table:table-row table:style-name="ro7">
          <table:table-cell table:style-name="ce9"/>
          <table:table-cell table:style-name="ce8"/>
          <table:table-cell table:number-columns-repeated="2" table:style-name="ce10"/>
          <table:table-cell table:number-columns-repeated="4" table:style-name="ce9"/>
          <table:table-cell table:number-columns-repeated="16376"/>
        </table:table-row>
        <table:table-row table:number-rows-repeated="1048137" table:style-name="ro7">
          <table:table-cell table:number-columns-repeated="16384"/>
        </table:table-row>
      </table:table>
      <table:database-ranges>
        <table:database-range table:target-range-address="議員.A7:議員.H43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_32317__34920_" style:display-name="一般_總表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</office:styles>
  <office:automatic-styles>
    <style:page-layout style:name="pm1">
      <style:page-layout-properties fo:margin-top="0.393700787401575in" fo:margin-bottom="0.393700787401575in" fo:margin-left="0.31496062992126in" fo:margin-right="0.31496062992126in" style:print-orientation="landscape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鈞培</dc:creator>
    <meta:creation-date>2001-01-31T06:15:04Z</meta:creation-date>
    <dc:date>2016-06-16T10:37:04Z</dc:date>
    <meta:print-date>2014-07-16T10:17:40Z</meta:print-date>
  </office:meta>
</office:document-meta>
</file>